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561383" table:style-name="ce58">
            <text:p>8,561,383</text:p>
          </table:table-cell>
          <table:table-cell office:value-type="float" office:value="23539816" table:style-name="ce59">
            <text:p>23,539,816</text:p>
          </table:table-cell>
          <table:table-cell office:value-type="float" office:value="11719270" table:style-name="ce59">
            <text:p>11,719,270</text:p>
          </table:table-cell>
          <table:table-cell office:value-type="float" office:value="11820546" table:style-name="ce60">
            <text:p>11,820,546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26812" table:style-name="ce58">
            <text:p>1,526,812</text:p>
          </table:table-cell>
          <table:table-cell office:value-type="float" office:value="3979208" table:style-name="ce63">
            <text:p>3,979,208</text:p>
          </table:table-cell>
          <table:table-cell office:value-type="float" office:value="1952341" table:style-name="ce63">
            <text:p>1,952,341</text:p>
          </table:table-cell>
          <table:table-cell office:value-type="float" office:value="2026867" table:style-name="ce60">
            <text:p>2,026,867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7284" table:style-name="ce58">
            <text:p>1,047,284</text:p>
          </table:table-cell>
          <table:table-cell office:value-type="float" office:value="2695704" table:style-name="ce63">
            <text:p>2,695,704</text:p>
          </table:table-cell>
          <table:table-cell office:value-type="float" office:value="1289510" table:style-name="ce63">
            <text:p>1,289,510</text:p>
          </table:table-cell>
          <table:table-cell office:value-type="float" office:value="1406194" table:style-name="ce60">
            <text:p>1,406,194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70894" table:style-name="ce58">
            <text:p>770,894</text:p>
          </table:table-cell>
          <table:table-cell office:value-type="float" office:value="2147763" table:style-name="ce63">
            <text:p>2,147,763</text:p>
          </table:table-cell>
          <table:table-cell office:value-type="float" office:value="1071564" table:style-name="ce63">
            <text:p>1,071,564</text:p>
          </table:table-cell>
          <table:table-cell office:value-type="float" office:value="1076199" table:style-name="ce60">
            <text:p>1,076,19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44624" table:style-name="ce58">
            <text:p>944,624</text:p>
          </table:table-cell>
          <table:table-cell office:value-type="float" office:value="2767239" table:style-name="ce63">
            <text:p>2,767,239</text:p>
          </table:table-cell>
          <table:table-cell office:value-type="float" office:value="1366312" table:style-name="ce63">
            <text:p>1,366,312</text:p>
          </table:table-cell>
          <table:table-cell office:value-type="float" office:value="1400927" table:style-name="ce60">
            <text:p>1,400,927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78158" table:style-name="ce58">
            <text:p>678,158</text:p>
          </table:table-cell>
          <table:table-cell office:value-type="float" office:value="1886033" table:style-name="ce63">
            <text:p>1,886,033</text:p>
          </table:table-cell>
          <table:table-cell office:value-type="float" office:value="943082" table:style-name="ce63">
            <text:p>943,082</text:p>
          </table:table-cell>
          <table:table-cell office:value-type="float" office:value="942951" table:style-name="ce60">
            <text:p>942,95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83002" table:style-name="ce58">
            <text:p>1,083,002</text:p>
          </table:table-cell>
          <table:table-cell office:value-type="float" office:value="2779371" table:style-name="ce62">
            <text:p>2,779,371</text:p>
          </table:table-cell>
          <table:table-cell office:value-type="float" office:value="1379043" table:style-name="ce63">
            <text:p>1,379,043</text:p>
          </table:table-cell>
          <table:table-cell office:value-type="float" office:value="1400328" table:style-name="ce60">
            <text:p>1,400,328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68676" table:style-name="ce58">
            <text:p>2,468,676</text:p>
          </table:table-cell>
          <table:table-cell office:value-type="float" office:value="7136789" table:style-name="ce62">
            <text:p>7,136,789</text:p>
          </table:table-cell>
          <table:table-cell office:value-type="float" office:value="3642668" table:style-name="ce63">
            <text:p>3,642,668</text:p>
          </table:table-cell>
          <table:table-cell office:value-type="float" office:value="3494121" table:style-name="ce60">
            <text:p>3,494,121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6916" table:style-name="ce37">
            <text:p>166,916</text:p>
          </table:table-cell>
          <table:table-cell office:value-type="float" office:value="457538" table:style-name="ce38">
            <text:p>457,538</text:p>
          </table:table-cell>
          <table:table-cell office:value-type="float" office:value="231722" table:style-name="ce38">
            <text:p>231,722</text:p>
          </table:table-cell>
          <table:table-cell office:value-type="float" office:value="225816" table:style-name="ce38">
            <text:p>225,816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7439" table:style-name="ce37">
            <text:p>187,439</text:p>
          </table:table-cell>
          <table:table-cell office:value-type="float" office:value="547481" table:style-name="ce38">
            <text:p>547,481</text:p>
          </table:table-cell>
          <table:table-cell office:value-type="float" office:value="280030" table:style-name="ce38">
            <text:p>280,030</text:p>
          </table:table-cell>
          <table:table-cell office:value-type="float" office:value="267451" table:style-name="ce38">
            <text:p>267,451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5915" table:style-name="ce37">
            <text:p>185,915</text:p>
          </table:table-cell>
          <table:table-cell office:value-type="float" office:value="559189" table:style-name="ce38">
            <text:p>559,189</text:p>
          </table:table-cell>
          <table:table-cell office:value-type="float" office:value="288469" table:style-name="ce38">
            <text:p>288,469</text:p>
          </table:table-cell>
          <table:table-cell office:value-type="float" office:value="270720" table:style-name="ce38">
            <text:p>270,720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4700" table:style-name="ce37">
            <text:p>384,700</text:p>
          </table:table-cell>
          <table:table-cell office:value-type="float" office:value="1287146" table:style-name="ce38">
            <text:p>1,287,146</text:p>
          </table:table-cell>
          <table:table-cell office:value-type="float" office:value="656749" table:style-name="ce38">
            <text:p>656,749</text:p>
          </table:table-cell>
          <table:table-cell office:value-type="float" office:value="630397" table:style-name="ce38">
            <text:p>630,397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466" table:style-name="ce37">
            <text:p>177,466</text:p>
          </table:table-cell>
          <table:table-cell office:value-type="float" office:value="505163" table:style-name="ce38">
            <text:p>505,163</text:p>
          </table:table-cell>
          <table:table-cell office:value-type="float" office:value="258990" table:style-name="ce38">
            <text:p>258,990</text:p>
          </table:table-cell>
          <table:table-cell office:value-type="float" office:value="246173" table:style-name="ce38">
            <text:p>246,173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9481" table:style-name="ce37">
            <text:p>239,481</text:p>
          </table:table-cell>
          <table:table-cell office:value-type="float" office:value="694873" table:style-name="ce38">
            <text:p>694,873</text:p>
          </table:table-cell>
          <table:table-cell office:value-type="float" office:value="360980" table:style-name="ce38">
            <text:p>360,980</text:p>
          </table:table-cell>
          <table:table-cell office:value-type="float" office:value="333893" table:style-name="ce38">
            <text:p>333,8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488" table:style-name="ce37">
            <text:p>182,488</text:p>
          </table:table-cell>
          <table:table-cell office:value-type="float" office:value="515320" table:style-name="ce38">
            <text:p>515,320</text:p>
          </table:table-cell>
          <table:table-cell office:value-type="float" office:value="268109" table:style-name="ce38">
            <text:p>268,109</text:p>
          </table:table-cell>
          <table:table-cell office:value-type="float" office:value="247211" table:style-name="ce38">
            <text:p>247,2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5804" table:style-name="ce37">
            <text:p>285,804</text:p>
          </table:table-cell>
          <table:table-cell office:value-type="float" office:value="835792" table:style-name="ce38">
            <text:p>835,792</text:p>
          </table:table-cell>
          <table:table-cell office:value-type="float" office:value="427747" table:style-name="ce38">
            <text:p>427,747</text:p>
          </table:table-cell>
          <table:table-cell office:value-type="float" office:value="408045" table:style-name="ce38">
            <text:p>408,04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574" table:style-name="ce37">
            <text:p>82,574</text:p>
          </table:table-cell>
          <table:table-cell office:value-type="float" office:value="220802" table:style-name="ce56">
            <text:p>220,802</text:p>
          </table:table-cell>
          <table:table-cell office:value-type="float" office:value="114205" table:style-name="ce38">
            <text:p>114,205</text:p>
          </table:table-cell>
          <table:table-cell office:value-type="float" office:value="106597" table:style-name="ce38">
            <text:p>106,5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361" table:style-name="ce37">
            <text:p>125,361</text:p>
          </table:table-cell>
          <table:table-cell office:value-type="float" office:value="330911" table:style-name="ce38">
            <text:p>330,911</text:p>
          </table:table-cell>
          <table:table-cell office:value-type="float" office:value="168375" table:style-name="ce38">
            <text:p>168,375</text:p>
          </table:table-cell>
          <table:table-cell office:value-type="float" office:value="162536" table:style-name="ce38">
            <text:p>162,5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244" table:style-name="ce37">
            <text:p>39,244</text:p>
          </table:table-cell>
          <table:table-cell office:value-type="float" office:value="103263" table:style-name="ce38">
            <text:p>103,263</text:p>
          </table:table-cell>
          <table:table-cell office:value-type="float" office:value="53152" table:style-name="ce38">
            <text:p>53,152</text:p>
          </table:table-cell>
          <table:table-cell office:value-type="float" office:value="50111" table:style-name="ce38">
            <text:p>50,1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1881" table:style-name="ce37">
            <text:p>151,881</text:p>
          </table:table-cell>
          <table:table-cell office:value-type="float" office:value="372100" table:style-name="ce38">
            <text:p>372,100</text:p>
          </table:table-cell>
          <table:table-cell office:value-type="float" office:value="186524" table:style-name="ce38">
            <text:p>186,524</text:p>
          </table:table-cell>
          <table:table-cell office:value-type="float" office:value="185576" table:style-name="ce38">
            <text:p>185,5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0460" table:style-name="ce37">
            <text:p>160,460</text:p>
          </table:table-cell>
          <table:table-cell office:value-type="float" office:value="437337" table:style-name="ce38">
            <text:p>437,337</text:p>
          </table:table-cell>
          <table:table-cell office:value-type="float" office:value="216206" table:style-name="ce38">
            <text:p>216,206</text:p>
          </table:table-cell>
          <table:table-cell office:value-type="float" office:value="221131" table:style-name="ce38">
            <text:p>221,13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8947" table:style-name="ce37">
            <text:p>98,947</text:p>
          </table:table-cell>
          <table:table-cell office:value-type="float" office:value="269874" table:style-name="ce38">
            <text:p>269,874</text:p>
          </table:table-cell>
          <table:table-cell office:value-type="float" office:value="131410" table:style-name="ce38">
            <text:p>131,410</text:p>
          </table:table-cell>
          <table:table-cell office:value-type="float" office:value="138464" table:style-name="ce38">
            <text:p>138,46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1933" table:style-name="ce58">
            <text:p>41,933</text:p>
          </table:table-cell>
          <table:table-cell office:value-type="float" office:value="147709" table:style-name="ce62">
            <text:p>147,709</text:p>
          </table:table-cell>
          <table:table-cell office:value-type="float" office:value="74750" table:style-name="ce62">
            <text:p>74,750</text:p>
          </table:table-cell>
          <table:table-cell office:value-type="float" office:value="72959" table:style-name="ce62">
            <text:p>72,95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276" table:style-name="ce37">
            <text:p>39,276</text:p>
          </table:table-cell>
          <table:table-cell office:value-type="float" office:value="135114" table:style-name="ce38">
            <text:p>135,114</text:p>
          </table:table-cell>
          <table:table-cell office:value-type="float" office:value="67572" table:style-name="ce38">
            <text:p>67,572</text:p>
          </table:table-cell>
          <table:table-cell office:value-type="float" office:value="67542" table:style-name="ce38">
            <text:p>67,54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657" table:style-name="ce39">
            <text:p>2,657</text:p>
          </table:table-cell>
          <table:table-cell office:value-type="float" office:value="12595" table:style-name="ce40">
            <text:p>12,595</text:p>
          </table:table-cell>
          <table:table-cell office:value-type="float" office:value="7178" table:style-name="ce40">
            <text:p>7,178</text:p>
          </table:table-cell>
          <table:table-cell office:value-type="float" office:value="5417" table:style-name="ce40">
            <text:p>5,417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6<text:span text:style-name="T2">年</text:span>1<text:span text:style-name="T2">月</text:span>4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26812" table:style-name="ce83">
            <text:p>1,526,812</text:p>
          </table:table-cell>
          <table:table-cell office:value-type="float" office:value="3979208" table:style-name="ce80">
            <text:p>3,979,208</text:p>
          </table:table-cell>
          <table:table-cell office:value-type="float" office:value="1952341" table:style-name="ce80">
            <text:p>1,952,341</text:p>
          </table:table-cell>
          <table:table-cell office:value-type="float" office:value="2026867" table:style-name="ce84">
            <text:p>2,026,86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6794" table:style-name="ce9">
            <text:p>206,794</text:p>
          </table:table-cell>
          <table:table-cell office:value-type="float" office:value="552285" table:style-name="ce11">
            <text:p>552,285</text:p>
          </table:table-cell>
          <table:table-cell office:value-type="float" office:value="269874" table:style-name="ce11">
            <text:p>269,874</text:p>
          </table:table-cell>
          <table:table-cell office:value-type="float" office:value="282411" table:style-name="ce23">
            <text:p>282,41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50133" table:style-name="ce9">
            <text:p>150,133</text:p>
          </table:table-cell>
          <table:table-cell office:value-type="float" office:value="388581" table:style-name="ce11">
            <text:p>388,581</text:p>
          </table:table-cell>
          <table:table-cell office:value-type="float" office:value="191481" table:style-name="ce11">
            <text:p>191,481</text:p>
          </table:table-cell>
          <table:table-cell office:value-type="float" office:value="197100" table:style-name="ce23">
            <text:p>197,10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4248" table:style-name="ce9">
            <text:p>164,248</text:p>
          </table:table-cell>
          <table:table-cell office:value-type="float" office:value="414266" table:style-name="ce11">
            <text:p>414,266</text:p>
          </table:table-cell>
          <table:table-cell office:value-type="float" office:value="201832" table:style-name="ce11">
            <text:p>201,832</text:p>
          </table:table-cell>
          <table:table-cell office:value-type="float" office:value="212434" table:style-name="ce23">
            <text:p>212,43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779" table:style-name="ce9">
            <text:p>90,779</text:p>
          </table:table-cell>
          <table:table-cell office:value-type="float" office:value="223999" table:style-name="ce11">
            <text:p>223,999</text:p>
          </table:table-cell>
          <table:table-cell office:value-type="float" office:value="106465" table:style-name="ce11">
            <text:p>106,465</text:p>
          </table:table-cell>
          <table:table-cell office:value-type="float" office:value="117534" table:style-name="ce23">
            <text:p>117,53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0767" table:style-name="ce9">
            <text:p>150,767</text:p>
          </table:table-cell>
          <table:table-cell office:value-type="float" office:value="414156" table:style-name="ce11">
            <text:p>414,156</text:p>
          </table:table-cell>
          <table:table-cell office:value-type="float" office:value="202461" table:style-name="ce11">
            <text:p>202,461</text:p>
          </table:table-cell>
          <table:table-cell office:value-type="float" office:value="211695" table:style-name="ce23">
            <text:p>211,6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5213" table:style-name="ce9">
            <text:p>125,213</text:p>
          </table:table-cell>
          <table:table-cell office:value-type="float" office:value="301168" table:style-name="ce11">
            <text:p>301,168</text:p>
          </table:table-cell>
          <table:table-cell office:value-type="float" office:value="145218" table:style-name="ce11">
            <text:p>145,218</text:p>
          </table:table-cell>
          <table:table-cell office:value-type="float" office:value="155950" table:style-name="ce23">
            <text:p>155,9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035" table:style-name="ce9">
            <text:p>66,035</text:p>
          </table:table-cell>
          <table:table-cell office:value-type="float" office:value="184400" table:style-name="ce11">
            <text:p>184,400</text:p>
          </table:table-cell>
          <table:table-cell office:value-type="float" office:value="92064" table:style-name="ce11">
            <text:p>92,064</text:p>
          </table:table-cell>
          <table:table-cell office:value-type="float" office:value="92336" table:style-name="ce23">
            <text:p>92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565" table:style-name="ce9">
            <text:p>29,565</text:p>
          </table:table-cell>
          <table:table-cell office:value-type="float" office:value="87231" table:style-name="ce11">
            <text:p>87,231</text:p>
          </table:table-cell>
          <table:table-cell office:value-type="float" office:value="43731" table:style-name="ce11">
            <text:p>43,731</text:p>
          </table:table-cell>
          <table:table-cell office:value-type="float" office:value="43500" table:style-name="ce23">
            <text:p>43,5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1992" table:style-name="ce9">
            <text:p>41,992</text:p>
          </table:table-cell>
          <table:table-cell office:value-type="float" office:value="114180" table:style-name="ce11">
            <text:p>114,180</text:p>
          </table:table-cell>
          <table:table-cell office:value-type="float" office:value="57307" table:style-name="ce11">
            <text:p>57,307</text:p>
          </table:table-cell>
          <table:table-cell office:value-type="float" office:value="56873" table:style-name="ce23">
            <text:p>56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2432" table:style-name="ce9">
            <text:p>72,432</text:p>
          </table:table-cell>
          <table:table-cell office:value-type="float" office:value="165765" table:style-name="ce11">
            <text:p>165,765</text:p>
          </table:table-cell>
          <table:table-cell office:value-type="float" office:value="79687" table:style-name="ce11">
            <text:p>79,687</text:p>
          </table:table-cell>
          <table:table-cell office:value-type="float" office:value="86078" table:style-name="ce23">
            <text:p>86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5998" table:style-name="ce9">
            <text:p>85,998</text:p>
          </table:table-cell>
          <table:table-cell office:value-type="float" office:value="197749" table:style-name="ce11">
            <text:p>197,749</text:p>
          </table:table-cell>
          <table:table-cell office:value-type="float" office:value="96598" table:style-name="ce11">
            <text:p>96,598</text:p>
          </table:table-cell>
          <table:table-cell office:value-type="float" office:value="101151" table:style-name="ce23">
            <text:p>101,1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8" table:style-name="ce9">
            <text:p>16,168</text:p>
          </table:table-cell>
          <table:table-cell office:value-type="float" office:value="40600" table:style-name="ce11">
            <text:p>40,600</text:p>
          </table:table-cell>
          <table:table-cell office:value-type="float" office:value="20518" table:style-name="ce11">
            <text:p>20,518</text:p>
          </table:table-cell>
          <table:table-cell office:value-type="float" office:value="20082" table:style-name="ce23">
            <text:p>20,0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503" table:style-name="ce9">
            <text:p>86,503</text:p>
          </table:table-cell>
          <table:table-cell office:value-type="float" office:value="238500" table:style-name="ce11">
            <text:p>238,500</text:p>
          </table:table-cell>
          <table:table-cell office:value-type="float" office:value="117779" table:style-name="ce11">
            <text:p>117,779</text:p>
          </table:table-cell>
          <table:table-cell office:value-type="float" office:value="120721" table:style-name="ce23">
            <text:p>120,7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235" table:style-name="ce9">
            <text:p>70,235</text:p>
          </table:table-cell>
          <table:table-cell office:value-type="float" office:value="200702" table:style-name="ce11">
            <text:p>200,702</text:p>
          </table:table-cell>
          <table:table-cell office:value-type="float" office:value="98768" table:style-name="ce11">
            <text:p>98,768</text:p>
          </table:table-cell>
          <table:table-cell office:value-type="float" office:value="101934" table:style-name="ce23">
            <text:p>101,9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0747" table:style-name="ce9">
            <text:p>30,747</text:p>
          </table:table-cell>
          <table:table-cell office:value-type="float" office:value="84134" table:style-name="ce11">
            <text:p>84,134</text:p>
          </table:table-cell>
          <table:table-cell office:value-type="float" office:value="42449" table:style-name="ce11">
            <text:p>42,449</text:p>
          </table:table-cell>
          <table:table-cell office:value-type="float" office:value="41685" table:style-name="ce23">
            <text:p>41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230" table:style-name="ce9">
            <text:p>28,230</text:p>
          </table:table-cell>
          <table:table-cell office:value-type="float" office:value="78817" table:style-name="ce11">
            <text:p>78,817</text:p>
          </table:table-cell>
          <table:table-cell office:value-type="float" office:value="39178" table:style-name="ce11">
            <text:p>39,178</text:p>
          </table:table-cell>
          <table:table-cell office:value-type="float" office:value="39639" table:style-name="ce23">
            <text:p>39,6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0537" table:style-name="ce9">
            <text:p>40,537</text:p>
          </table:table-cell>
          <table:table-cell office:value-type="float" office:value="103219" table:style-name="ce11">
            <text:p>103,219</text:p>
          </table:table-cell>
          <table:table-cell office:value-type="float" office:value="50335" table:style-name="ce11">
            <text:p>50,335</text:p>
          </table:table-cell>
          <table:table-cell office:value-type="float" office:value="52884" table:style-name="ce23">
            <text:p>52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48" table:style-name="ce9">
            <text:p>9,548</text:p>
          </table:table-cell>
          <table:table-cell office:value-type="float" office:value="23683" table:style-name="ce11">
            <text:p>23,683</text:p>
          </table:table-cell>
          <table:table-cell office:value-type="float" office:value="11850" table:style-name="ce11">
            <text:p>11,850</text:p>
          </table:table-cell>
          <table:table-cell office:value-type="float" office:value="11833" table:style-name="ce23">
            <text:p>11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4" table:style-name="ce9">
            <text:p>3,364</text:p>
          </table:table-cell>
          <table:table-cell office:value-type="float" office:value="7736" table:style-name="ce11">
            <text:p>7,736</text:p>
          </table:table-cell>
          <table:table-cell office:value-type="float" office:value="4253" table:style-name="ce11">
            <text:p>4,253</text:p>
          </table:table-cell>
          <table:table-cell office:value-type="float" office:value="3483" table:style-name="ce23">
            <text:p>3,4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20" table:style-name="ce9">
            <text:p>2,520</text:p>
          </table:table-cell>
          <table:table-cell office:value-type="float" office:value="6538" table:style-name="ce11">
            <text:p>6,538</text:p>
          </table:table-cell>
          <table:table-cell office:value-type="float" office:value="3633" table:style-name="ce11">
            <text:p>3,633</text:p>
          </table:table-cell>
          <table:table-cell office:value-type="float" office:value="2905" table:style-name="ce23">
            <text:p>2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31" table:style-name="ce9">
            <text:p>9,431</text:p>
          </table:table-cell>
          <table:table-cell office:value-type="float" office:value="23369" table:style-name="ce11">
            <text:p>23,369</text:p>
          </table:table-cell>
          <table:table-cell office:value-type="float" office:value="11999" table:style-name="ce11">
            <text:p>11,999</text:p>
          </table:table-cell>
          <table:table-cell office:value-type="float" office:value="11370" table:style-name="ce23">
            <text:p>11,3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305" table:style-name="ce9">
            <text:p>4,305</text:p>
          </table:table-cell>
          <table:table-cell office:value-type="float" office:value="12496" table:style-name="ce11">
            <text:p>12,496</text:p>
          </table:table-cell>
          <table:table-cell office:value-type="float" office:value="6469" table:style-name="ce11">
            <text:p>6,469</text:p>
          </table:table-cell>
          <table:table-cell office:value-type="float" office:value="6027" table:style-name="ce23">
            <text:p>6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309" table:style-name="ce9">
            <text:p>14,309</text:p>
          </table:table-cell>
          <table:table-cell office:value-type="float" office:value="38167" table:style-name="ce11">
            <text:p>38,167</text:p>
          </table:table-cell>
          <table:table-cell office:value-type="float" office:value="19014" table:style-name="ce11">
            <text:p>19,014</text:p>
          </table:table-cell>
          <table:table-cell office:value-type="float" office:value="19153" table:style-name="ce23">
            <text:p>19,1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28" table:style-name="ce9">
            <text:p>2,328</text:p>
          </table:table-cell>
          <table:table-cell office:value-type="float" office:value="4778" table:style-name="ce11">
            <text:p>4,778</text:p>
          </table:table-cell>
          <table:table-cell office:value-type="float" office:value="2638" table:style-name="ce11">
            <text:p>2,638</text:p>
          </table:table-cell>
          <table:table-cell office:value-type="float" office:value="2140" table:style-name="ce23">
            <text:p>2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19" table:style-name="ce9">
            <text:p>3,819</text:p>
          </table:table-cell>
          <table:table-cell office:value-type="float" office:value="9074" table:style-name="ce11">
            <text:p>9,074</text:p>
          </table:table-cell>
          <table:table-cell office:value-type="float" office:value="4901" table:style-name="ce11">
            <text:p>4,901</text:p>
          </table:table-cell>
          <table:table-cell office:value-type="float" office:value="4173" table:style-name="ce23">
            <text:p>4,1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12" table:style-name="ce9">
            <text:p>4,412</text:p>
          </table:table-cell>
          <table:table-cell office:value-type="float" office:value="12706" table:style-name="ce11">
            <text:p>12,706</text:p>
          </table:table-cell>
          <table:table-cell office:value-type="float" office:value="6491" table:style-name="ce11">
            <text:p>6,491</text:p>
          </table:table-cell>
          <table:table-cell office:value-type="float" office:value="6215" table:style-name="ce23">
            <text:p>6,2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78" table:style-name="ce9">
            <text:p>7,078</text:p>
          </table:table-cell>
          <table:table-cell office:value-type="float" office:value="22207" table:style-name="ce11">
            <text:p>22,207</text:p>
          </table:table-cell>
          <table:table-cell office:value-type="float" office:value="10969" table:style-name="ce11">
            <text:p>10,969</text:p>
          </table:table-cell>
          <table:table-cell office:value-type="float" office:value="11238" table:style-name="ce23">
            <text:p>11,2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65" table:style-name="ce9">
            <text:p>7,465</text:p>
          </table:table-cell>
          <table:table-cell office:value-type="float" office:value="22490" table:style-name="ce11">
            <text:p>22,490</text:p>
          </table:table-cell>
          <table:table-cell office:value-type="float" office:value="11309" table:style-name="ce11">
            <text:p>11,309</text:p>
          </table:table-cell>
          <table:table-cell office:value-type="float" office:value="11181" table:style-name="ce23">
            <text:p>11,18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57" table:style-name="ce16">
            <text:p>1,857</text:p>
          </table:table-cell>
          <table:table-cell office:value-type="float" office:value="6212" table:style-name="ce18">
            <text:p>6,212</text:p>
          </table:table-cell>
          <table:table-cell office:value-type="float" office:value="3070" table:style-name="ce18">
            <text:p>3,070</text:p>
          </table:table-cell>
          <table:table-cell office:value-type="float" office:value="3142" table:style-name="ce19">
            <text:p>3,142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7284" table:style-name="ce72">
            <text:p>1,047,284</text:p>
          </table:table-cell>
          <table:table-cell office:value-type="float" office:value="2695704" table:style-name="ce80">
            <text:p>2,695,704</text:p>
          </table:table-cell>
          <table:table-cell office:value-type="float" office:value="1289510" table:style-name="ce80">
            <text:p>1,289,510</text:p>
          </table:table-cell>
          <table:table-cell office:value-type="float" office:value="1406194" table:style-name="ce74">
            <text:p>1,406,1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313" table:style-name="ce53">
            <text:p>80,313</text:p>
          </table:table-cell>
          <table:table-cell office:value-type="float" office:value="208326" table:style-name="ce11">
            <text:p>208,326</text:p>
          </table:table-cell>
          <table:table-cell office:value-type="float" office:value="97953" table:style-name="ce11">
            <text:p>97,953</text:p>
          </table:table-cell>
          <table:table-cell office:value-type="float" office:value="110373" table:style-name="ce10">
            <text:p>110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544" table:style-name="ce53">
            <text:p>89,544</text:p>
          </table:table-cell>
          <table:table-cell office:value-type="float" office:value="227823" table:style-name="ce11">
            <text:p>227,823</text:p>
          </table:table-cell>
          <table:table-cell office:value-type="float" office:value="108923" table:style-name="ce11">
            <text:p>108,923</text:p>
          </table:table-cell>
          <table:table-cell office:value-type="float" office:value="118900" table:style-name="ce10">
            <text:p>118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518" table:style-name="ce53">
            <text:p>120,518</text:p>
          </table:table-cell>
          <table:table-cell office:value-type="float" office:value="311506" table:style-name="ce11">
            <text:p>311,506</text:p>
          </table:table-cell>
          <table:table-cell office:value-type="float" office:value="145617" table:style-name="ce11">
            <text:p>145,617</text:p>
          </table:table-cell>
          <table:table-cell office:value-type="float" office:value="165889" table:style-name="ce10">
            <text:p>165,8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610" table:style-name="ce53">
            <text:p>99,610</text:p>
          </table:table-cell>
          <table:table-cell office:value-type="float" office:value="231247" table:style-name="ce11">
            <text:p>231,247</text:p>
          </table:table-cell>
          <table:table-cell office:value-type="float" office:value="107850" table:style-name="ce11">
            <text:p>107,850</text:p>
          </table:table-cell>
          <table:table-cell office:value-type="float" office:value="123397" table:style-name="ce10">
            <text:p>123,3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4984" table:style-name="ce53">
            <text:p>64,984</text:p>
          </table:table-cell>
          <table:table-cell office:value-type="float" office:value="160403" table:style-name="ce11">
            <text:p>160,403</text:p>
          </table:table-cell>
          <table:table-cell office:value-type="float" office:value="76610" table:style-name="ce11">
            <text:p>76,610</text:p>
          </table:table-cell>
          <table:table-cell office:value-type="float" office:value="83793" table:style-name="ce10">
            <text:p>83,7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597" table:style-name="ce53">
            <text:p>51,597</text:p>
          </table:table-cell>
          <table:table-cell office:value-type="float" office:value="130071" table:style-name="ce11">
            <text:p>130,071</text:p>
          </table:table-cell>
          <table:table-cell office:value-type="float" office:value="63469" table:style-name="ce11">
            <text:p>63,469</text:p>
          </table:table-cell>
          <table:table-cell office:value-type="float" office:value="66602" table:style-name="ce10">
            <text:p>66,6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551" table:style-name="ce53">
            <text:p>78,551</text:p>
          </table:table-cell>
          <table:table-cell office:value-type="float" office:value="193539" table:style-name="ce11">
            <text:p>193,539</text:p>
          </table:table-cell>
          <table:table-cell office:value-type="float" office:value="95212" table:style-name="ce11">
            <text:p>95,212</text:p>
          </table:table-cell>
          <table:table-cell office:value-type="float" office:value="98327" table:style-name="ce10">
            <text:p>98,3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4939" table:style-name="ce53">
            <text:p>104,939</text:p>
          </table:table-cell>
          <table:table-cell office:value-type="float" office:value="275231" table:style-name="ce11">
            <text:p>275,231</text:p>
          </table:table-cell>
          <table:table-cell office:value-type="float" office:value="132153" table:style-name="ce11">
            <text:p>132,153</text:p>
          </table:table-cell>
          <table:table-cell office:value-type="float" office:value="143078" table:style-name="ce10">
            <text:p>143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809" table:style-name="ce53">
            <text:p>46,809</text:p>
          </table:table-cell>
          <table:table-cell office:value-type="float" office:value="122516" table:style-name="ce11">
            <text:p>122,516</text:p>
          </table:table-cell>
          <table:table-cell office:value-type="float" office:value="59907" table:style-name="ce11">
            <text:p>59,907</text:p>
          </table:table-cell>
          <table:table-cell office:value-type="float" office:value="62609" table:style-name="ce10">
            <text:p>62,6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193" table:style-name="ce53">
            <text:p>107,193</text:p>
          </table:table-cell>
          <table:table-cell office:value-type="float" office:value="287733" table:style-name="ce11">
            <text:p>287,733</text:p>
          </table:table-cell>
          <table:table-cell office:value-type="float" office:value="137619" table:style-name="ce11">
            <text:p>137,619</text:p>
          </table:table-cell>
          <table:table-cell office:value-type="float" office:value="150114" table:style-name="ce10">
            <text:p>150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807" table:style-name="ce53">
            <text:p>106,807</text:p>
          </table:table-cell>
          <table:table-cell office:value-type="float" office:value="289939" table:style-name="ce11">
            <text:p>289,939</text:p>
          </table:table-cell>
          <table:table-cell office:value-type="float" office:value="140011" table:style-name="ce11">
            <text:p>140,011</text:p>
          </table:table-cell>
          <table:table-cell office:value-type="float" office:value="149928" table:style-name="ce10">
            <text:p>149,92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419" table:style-name="ce54">
            <text:p>96,419</text:p>
          </table:table-cell>
          <table:table-cell office:value-type="float" office:value="257370" table:style-name="ce18">
            <text:p>257,370</text:p>
          </table:table-cell>
          <table:table-cell office:value-type="float" office:value="124186" table:style-name="ce18">
            <text:p>124,186</text:p>
          </table:table-cell>
          <table:table-cell office:value-type="float" office:value="133184" table:style-name="ce17">
            <text:p>133,184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70894" table:style-name="ce72">
            <text:p>770,894</text:p>
          </table:table-cell>
          <table:table-cell office:value-type="float" office:value="2147763" table:style-name="ce80">
            <text:p>2,147,763</text:p>
          </table:table-cell>
          <table:table-cell office:value-type="float" office:value="1071564" table:style-name="ce80">
            <text:p>1,071,564</text:p>
          </table:table-cell>
          <table:table-cell office:value-type="float" office:value="1076199" table:style-name="ce84">
            <text:p>1,076,19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2843" table:style-name="ce53">
            <text:p>162,843</text:p>
          </table:table-cell>
          <table:table-cell office:value-type="float" office:value="434243" table:style-name="ce11">
            <text:p>434,243</text:p>
          </table:table-cell>
          <table:table-cell office:value-type="float" office:value="211161" table:style-name="ce11">
            <text:p>211,161</text:p>
          </table:table-cell>
          <table:table-cell office:value-type="float" office:value="223082" table:style-name="ce23">
            <text:p>223,08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5057" table:style-name="ce53">
            <text:p>145,057</text:p>
          </table:table-cell>
          <table:table-cell office:value-type="float" office:value="396453" table:style-name="ce11">
            <text:p>396,453</text:p>
          </table:table-cell>
          <table:table-cell office:value-type="float" office:value="195719" table:style-name="ce11">
            <text:p>195,719</text:p>
          </table:table-cell>
          <table:table-cell office:value-type="float" office:value="200734" table:style-name="ce23">
            <text:p>200,73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1872" table:style-name="ce53">
            <text:p>31,872</text:p>
          </table:table-cell>
          <table:table-cell office:value-type="float" office:value="94102" table:style-name="ce11">
            <text:p>94,102</text:p>
          </table:table-cell>
          <table:table-cell office:value-type="float" office:value="48060" table:style-name="ce11">
            <text:p>48,060</text:p>
          </table:table-cell>
          <table:table-cell office:value-type="float" office:value="46042" table:style-name="ce23">
            <text:p>46,04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6367" table:style-name="ce53">
            <text:p>56,367</text:p>
          </table:table-cell>
          <table:table-cell office:value-type="float" office:value="163959" table:style-name="ce11">
            <text:p>163,959</text:p>
          </table:table-cell>
          <table:table-cell office:value-type="float" office:value="82792" table:style-name="ce11">
            <text:p>82,792</text:p>
          </table:table-cell>
          <table:table-cell office:value-type="float" office:value="81167" table:style-name="ce23">
            <text:p>81,16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6821" table:style-name="ce53">
            <text:p>56,821</text:p>
          </table:table-cell>
          <table:table-cell office:value-type="float" office:value="158802" table:style-name="ce11">
            <text:p>158,802</text:p>
          </table:table-cell>
          <table:table-cell office:value-type="float" office:value="78988" table:style-name="ce11">
            <text:p>78,988</text:p>
          </table:table-cell>
          <table:table-cell office:value-type="float" office:value="79814" table:style-name="ce23">
            <text:p>79,81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1533" table:style-name="ce53">
            <text:p>31,533</text:p>
          </table:table-cell>
          <table:table-cell office:value-type="float" office:value="87158" table:style-name="ce11">
            <text:p>87,158</text:p>
          </table:table-cell>
          <table:table-cell office:value-type="float" office:value="44653" table:style-name="ce11">
            <text:p>44,653</text:p>
          </table:table-cell>
          <table:table-cell office:value-type="float" office:value="42505" table:style-name="ce23">
            <text:p>42,50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59258" table:style-name="ce53">
            <text:p>59,258</text:p>
          </table:table-cell>
          <table:table-cell office:value-type="float" office:value="152817" table:style-name="ce11">
            <text:p>152,817</text:p>
          </table:table-cell>
          <table:table-cell office:value-type="float" office:value="76353" table:style-name="ce11">
            <text:p>76,353</text:p>
          </table:table-cell>
          <table:table-cell office:value-type="float" office:value="76464" table:style-name="ce23">
            <text:p>76,46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8293" table:style-name="ce53">
            <text:p>68,293</text:p>
          </table:table-cell>
          <table:table-cell office:value-type="float" office:value="192922" table:style-name="ce11">
            <text:p>192,922</text:p>
          </table:table-cell>
          <table:table-cell office:value-type="float" office:value="96889" table:style-name="ce11">
            <text:p>96,889</text:p>
          </table:table-cell>
          <table:table-cell office:value-type="float" office:value="96033" table:style-name="ce23">
            <text:p>96,03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1032" table:style-name="ce53">
            <text:p>41,032</text:p>
          </table:table-cell>
          <table:table-cell office:value-type="float" office:value="120201" table:style-name="ce11">
            <text:p>120,201</text:p>
          </table:table-cell>
          <table:table-cell office:value-type="float" office:value="60363" table:style-name="ce11">
            <text:p>60,363</text:p>
          </table:table-cell>
          <table:table-cell office:value-type="float" office:value="59838" table:style-name="ce23">
            <text:p>59,83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5900" table:style-name="ce53">
            <text:p>75,900</text:p>
          </table:table-cell>
          <table:table-cell office:value-type="float" office:value="221587" table:style-name="ce11">
            <text:p>221,587</text:p>
          </table:table-cell>
          <table:table-cell office:value-type="float" office:value="110264" table:style-name="ce11">
            <text:p>110,264</text:p>
          </table:table-cell>
          <table:table-cell office:value-type="float" office:value="111323" table:style-name="ce23">
            <text:p>111,32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006" table:style-name="ce53">
            <text:p>16,006</text:p>
          </table:table-cell>
          <table:table-cell office:value-type="float" office:value="48772" table:style-name="ce11">
            <text:p>48,772</text:p>
          </table:table-cell>
          <table:table-cell office:value-type="float" office:value="25990" table:style-name="ce11">
            <text:p>25,990</text:p>
          </table:table-cell>
          <table:table-cell office:value-type="float" office:value="22782" table:style-name="ce23">
            <text:p>22,78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156" table:style-name="ce53">
            <text:p>22,156</text:p>
          </table:table-cell>
          <table:table-cell office:value-type="float" office:value="65555" table:style-name="ce11">
            <text:p>65,555</text:p>
          </table:table-cell>
          <table:table-cell office:value-type="float" office:value="34231" table:style-name="ce11">
            <text:p>34,231</text:p>
          </table:table-cell>
          <table:table-cell office:value-type="float" office:value="31324" table:style-name="ce23">
            <text:p>31,324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56" table:style-name="ce54">
            <text:p>3,756</text:p>
          </table:table-cell>
          <table:table-cell office:value-type="float" office:value="11192" table:style-name="ce18">
            <text:p>11,192</text:p>
          </table:table-cell>
          <table:table-cell office:value-type="float" office:value="6101" table:style-name="ce18">
            <text:p>6,101</text:p>
          </table:table-cell>
          <table:table-cell office:value-type="float" office:value="5091" table:style-name="ce19">
            <text:p>5,091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5年12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44624" table:style-name="ce72">
            <text:p>944,624</text:p>
          </table:table-cell>
          <table:table-cell office:value-type="float" office:value="2767239" table:style-name="ce80">
            <text:p>2,767,239</text:p>
          </table:table-cell>
          <table:table-cell office:value-type="float" office:value="1366312" table:style-name="ce80">
            <text:p>1,366,312</text:p>
          </table:table-cell>
          <table:table-cell office:value-type="float" office:value="1400927" table:style-name="ce74">
            <text:p>1,400,92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78" table:style-name="ce53">
            <text:p>7,978</text:p>
          </table:table-cell>
          <table:table-cell office:value-type="float" office:value="18708" table:style-name="ce11">
            <text:p>18,708</text:p>
          </table:table-cell>
          <table:table-cell office:value-type="float" office:value="9295" table:style-name="ce11">
            <text:p>9,295</text:p>
          </table:table-cell>
          <table:table-cell office:value-type="float" office:value="9413" table:style-name="ce10">
            <text:p>9,41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613" table:style-name="ce53">
            <text:p>27,613</text:p>
          </table:table-cell>
          <table:table-cell office:value-type="float" office:value="75396" table:style-name="ce11">
            <text:p>75,396</text:p>
          </table:table-cell>
          <table:table-cell office:value-type="float" office:value="37587" table:style-name="ce11">
            <text:p>37,587</text:p>
          </table:table-cell>
          <table:table-cell office:value-type="float" office:value="37809" table:style-name="ce10">
            <text:p>37,809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493" table:style-name="ce53">
            <text:p>47,493</text:p>
          </table:table-cell>
          <table:table-cell office:value-type="float" office:value="123502" table:style-name="ce11">
            <text:p>123,502</text:p>
          </table:table-cell>
          <table:table-cell office:value-type="float" office:value="59357" table:style-name="ce11">
            <text:p>59,357</text:p>
          </table:table-cell>
          <table:table-cell office:value-type="float" office:value="64145" table:style-name="ce10">
            <text:p>64,145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505" table:style-name="ce53">
            <text:p>45,505</text:p>
          </table:table-cell>
          <table:table-cell office:value-type="float" office:value="115747" table:style-name="ce11">
            <text:p>115,747</text:p>
          </table:table-cell>
          <table:table-cell office:value-type="float" office:value="55010" table:style-name="ce11">
            <text:p>55,010</text:p>
          </table:table-cell>
          <table:table-cell office:value-type="float" office:value="60737" table:style-name="ce10">
            <text:p>60,73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9011" table:style-name="ce53">
            <text:p>59,011</text:p>
          </table:table-cell>
          <table:table-cell office:value-type="float" office:value="147585" table:style-name="ce11">
            <text:p>147,585</text:p>
          </table:table-cell>
          <table:table-cell office:value-type="float" office:value="70725" table:style-name="ce11">
            <text:p>70,725</text:p>
          </table:table-cell>
          <table:table-cell office:value-type="float" office:value="76860" table:style-name="ce10">
            <text:p>76,86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4391" table:style-name="ce53">
            <text:p>84,391</text:p>
          </table:table-cell>
          <table:table-cell office:value-type="float" office:value="224601" table:style-name="ce11">
            <text:p>224,601</text:p>
          </table:table-cell>
          <table:table-cell office:value-type="float" office:value="108130" table:style-name="ce11">
            <text:p>108,130</text:p>
          </table:table-cell>
          <table:table-cell office:value-type="float" office:value="116471" table:style-name="ce10">
            <text:p>116,471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0928" table:style-name="ce53">
            <text:p>60,928</text:p>
          </table:table-cell>
          <table:table-cell office:value-type="float" office:value="166685" table:style-name="ce11">
            <text:p>166,685</text:p>
          </table:table-cell>
          <table:table-cell office:value-type="float" office:value="79808" table:style-name="ce11">
            <text:p>79,808</text:p>
          </table:table-cell>
          <table:table-cell office:value-type="float" office:value="86877" table:style-name="ce10">
            <text:p>86,87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7807" table:style-name="ce53">
            <text:p>97,807</text:p>
          </table:table-cell>
          <table:table-cell office:value-type="float" office:value="270547" table:style-name="ce11">
            <text:p>270,547</text:p>
          </table:table-cell>
          <table:table-cell office:value-type="float" office:value="129992" table:style-name="ce11">
            <text:p>129,992</text:p>
          </table:table-cell>
          <table:table-cell office:value-type="float" office:value="140555" table:style-name="ce10">
            <text:p>140,55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191" table:style-name="ce53">
            <text:p>53,191</text:p>
          </table:table-cell>
          <table:table-cell office:value-type="float" office:value="166778" table:style-name="ce11">
            <text:p>166,778</text:p>
          </table:table-cell>
          <table:table-cell office:value-type="float" office:value="82510" table:style-name="ce11">
            <text:p>82,510</text:p>
          </table:table-cell>
          <table:table-cell office:value-type="float" office:value="84268" table:style-name="ce10">
            <text:p>84,26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363" table:style-name="ce53">
            <text:p>17,363</text:p>
          </table:table-cell>
          <table:table-cell office:value-type="float" office:value="50952" table:style-name="ce11">
            <text:p>50,952</text:p>
          </table:table-cell>
          <table:table-cell office:value-type="float" office:value="26224" table:style-name="ce11">
            <text:p>26,224</text:p>
          </table:table-cell>
          <table:table-cell office:value-type="float" office:value="24728" table:style-name="ce10">
            <text:p>24,72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924" table:style-name="ce53">
            <text:p>22,924</text:p>
          </table:table-cell>
          <table:table-cell office:value-type="float" office:value="77656" table:style-name="ce11">
            <text:p>77,656</text:p>
          </table:table-cell>
          <table:table-cell office:value-type="float" office:value="39105" table:style-name="ce11">
            <text:p>39,105</text:p>
          </table:table-cell>
          <table:table-cell office:value-type="float" office:value="38551" table:style-name="ce10">
            <text:p>38,55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6851" table:style-name="ce53">
            <text:p>26,851</text:p>
          </table:table-cell>
          <table:table-cell office:value-type="float" office:value="86350" table:style-name="ce11">
            <text:p>86,350</text:p>
          </table:table-cell>
          <table:table-cell office:value-type="float" office:value="44343" table:style-name="ce11">
            <text:p>44,343</text:p>
          </table:table-cell>
          <table:table-cell office:value-type="float" office:value="42007" table:style-name="ce10">
            <text:p>42,00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8835" table:style-name="ce53">
            <text:p>28,835</text:p>
          </table:table-cell>
          <table:table-cell office:value-type="float" office:value="91338" table:style-name="ce11">
            <text:p>91,338</text:p>
          </table:table-cell>
          <table:table-cell office:value-type="float" office:value="46180" table:style-name="ce11">
            <text:p>46,180</text:p>
          </table:table-cell>
          <table:table-cell office:value-type="float" office:value="45158" table:style-name="ce10">
            <text:p>45,15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506" table:style-name="ce53">
            <text:p>17,506</text:p>
          </table:table-cell>
          <table:table-cell office:value-type="float" office:value="57645" table:style-name="ce11">
            <text:p>57,645</text:p>
          </table:table-cell>
          <table:table-cell office:value-type="float" office:value="28980" table:style-name="ce11">
            <text:p>28,980</text:p>
          </table:table-cell>
          <table:table-cell office:value-type="float" office:value="28665" table:style-name="ce10">
            <text:p>28,66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5977" table:style-name="ce53">
            <text:p>15,977</text:p>
          </table:table-cell>
          <table:table-cell office:value-type="float" office:value="54332" table:style-name="ce11">
            <text:p>54,332</text:p>
          </table:table-cell>
          <table:table-cell office:value-type="float" office:value="27620" table:style-name="ce11">
            <text:p>27,620</text:p>
          </table:table-cell>
          <table:table-cell office:value-type="float" office:value="26712" table:style-name="ce10">
            <text:p>26,71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259" table:style-name="ce53">
            <text:p>19,259</text:p>
          </table:table-cell>
          <table:table-cell office:value-type="float" office:value="65496" table:style-name="ce11">
            <text:p>65,496</text:p>
          </table:table-cell>
          <table:table-cell office:value-type="float" office:value="33452" table:style-name="ce11">
            <text:p>33,452</text:p>
          </table:table-cell>
          <table:table-cell office:value-type="float" office:value="32044" table:style-name="ce10">
            <text:p>32,04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5955" table:style-name="ce53">
            <text:p>35,955</text:p>
          </table:table-cell>
          <table:table-cell office:value-type="float" office:value="107530" table:style-name="ce11">
            <text:p>107,530</text:p>
          </table:table-cell>
          <table:table-cell office:value-type="float" office:value="53177" table:style-name="ce11">
            <text:p>53,177</text:p>
          </table:table-cell>
          <table:table-cell office:value-type="float" office:value="54353" table:style-name="ce10">
            <text:p>54,35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107" table:style-name="ce53">
            <text:p>29,107</text:p>
          </table:table-cell>
          <table:table-cell office:value-type="float" office:value="94488" table:style-name="ce11">
            <text:p>94,488</text:p>
          </table:table-cell>
          <table:table-cell office:value-type="float" office:value="47204" table:style-name="ce11">
            <text:p>47,204</text:p>
          </table:table-cell>
          <table:table-cell office:value-type="float" office:value="47284" table:style-name="ce10">
            <text:p>47,28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42" table:style-name="ce53">
            <text:p>7,542</text:p>
          </table:table-cell>
          <table:table-cell office:value-type="float" office:value="24947" table:style-name="ce11">
            <text:p>24,947</text:p>
          </table:table-cell>
          <table:table-cell office:value-type="float" office:value="12944" table:style-name="ce11">
            <text:p>12,944</text:p>
          </table:table-cell>
          <table:table-cell office:value-type="float" office:value="12003" table:style-name="ce10">
            <text:p>12,00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899" table:style-name="ce53">
            <text:p>4,899</text:p>
          </table:table-cell>
          <table:table-cell office:value-type="float" office:value="15174" table:style-name="ce11">
            <text:p>15,174</text:p>
          </table:table-cell>
          <table:table-cell office:value-type="float" office:value="7883" table:style-name="ce11">
            <text:p>7,883</text:p>
          </table:table-cell>
          <table:table-cell office:value-type="float" office:value="7291" table:style-name="ce10">
            <text:p>7,29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616" table:style-name="ce53">
            <text:p>9,616</text:p>
          </table:table-cell>
          <table:table-cell office:value-type="float" office:value="32034" table:style-name="ce11">
            <text:p>32,034</text:p>
          </table:table-cell>
          <table:table-cell office:value-type="float" office:value="16448" table:style-name="ce11">
            <text:p>16,448</text:p>
          </table:table-cell>
          <table:table-cell office:value-type="float" office:value="15586" table:style-name="ce10">
            <text:p>15,58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51" table:style-name="ce53">
            <text:p>5,451</text:p>
          </table:table-cell>
          <table:table-cell office:value-type="float" office:value="19409" table:style-name="ce11">
            <text:p>19,409</text:p>
          </table:table-cell>
          <table:table-cell office:value-type="float" office:value="10251" table:style-name="ce11">
            <text:p>10,251</text:p>
          </table:table-cell>
          <table:table-cell office:value-type="float" office:value="9158" table:style-name="ce10">
            <text:p>9,15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3916" table:style-name="ce53">
            <text:p>23,916</text:p>
          </table:table-cell>
          <table:table-cell office:value-type="float" office:value="73647" table:style-name="ce11">
            <text:p>73,647</text:p>
          </table:table-cell>
          <table:table-cell office:value-type="float" office:value="37057" table:style-name="ce11">
            <text:p>37,057</text:p>
          </table:table-cell>
          <table:table-cell office:value-type="float" office:value="36590" table:style-name="ce10">
            <text:p>36,59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450" table:style-name="ce53">
            <text:p>17,450</text:p>
          </table:table-cell>
          <table:table-cell office:value-type="float" office:value="57207" table:style-name="ce11">
            <text:p>57,207</text:p>
          </table:table-cell>
          <table:table-cell office:value-type="float" office:value="29216" table:style-name="ce11">
            <text:p>29,216</text:p>
          </table:table-cell>
          <table:table-cell office:value-type="float" office:value="27991" table:style-name="ce10">
            <text:p>27,99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690" table:style-name="ce53">
            <text:p>22,690</text:p>
          </table:table-cell>
          <table:table-cell office:value-type="float" office:value="77236" table:style-name="ce11">
            <text:p>77,236</text:p>
          </table:table-cell>
          <table:table-cell office:value-type="float" office:value="38964" table:style-name="ce11">
            <text:p>38,964</text:p>
          </table:table-cell>
          <table:table-cell office:value-type="float" office:value="38272" table:style-name="ce10">
            <text:p>38,27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19974" table:style-name="ce53">
            <text:p>19,974</text:p>
          </table:table-cell>
          <table:table-cell office:value-type="float" office:value="64898" table:style-name="ce11">
            <text:p>64,898</text:p>
          </table:table-cell>
          <table:table-cell office:value-type="float" office:value="33000" table:style-name="ce11">
            <text:p>33,000</text:p>
          </table:table-cell>
          <table:table-cell office:value-type="float" office:value="31898" table:style-name="ce10">
            <text:p>31,89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2179" table:style-name="ce53">
            <text:p>62,179</text:p>
          </table:table-cell>
          <table:table-cell office:value-type="float" office:value="186271" table:style-name="ce11">
            <text:p>186,271</text:p>
          </table:table-cell>
          <table:table-cell office:value-type="float" office:value="92492" table:style-name="ce11">
            <text:p>92,492</text:p>
          </table:table-cell>
          <table:table-cell office:value-type="float" office:value="93779" table:style-name="ce10">
            <text:p>93,77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8703" table:style-name="ce53">
            <text:p>68,703</text:p>
          </table:table-cell>
          <table:table-cell office:value-type="float" office:value="210285" table:style-name="ce11">
            <text:p>210,285</text:p>
          </table:table-cell>
          <table:table-cell office:value-type="float" office:value="103543" table:style-name="ce11">
            <text:p>103,543</text:p>
          </table:table-cell>
          <table:table-cell office:value-type="float" office:value="106742" table:style-name="ce10">
            <text:p>106,74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510" table:style-name="ce54">
            <text:p>4,510</text:p>
          </table:table-cell>
          <table:table-cell office:value-type="float" office:value="10795" table:style-name="ce18">
            <text:p>10,795</text:p>
          </table:table-cell>
          <table:table-cell office:value-type="float" office:value="5815" table:style-name="ce18">
            <text:p>5,815</text:p>
          </table:table-cell>
          <table:table-cell office:value-type="float" office:value="4980" table:style-name="ce17">
            <text:p>4,980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78158" table:style-name="ce72">
            <text:p>678,158</text:p>
          </table:table-cell>
          <table:table-cell office:value-type="float" office:value="1886033" table:style-name="ce80">
            <text:p>1,886,033</text:p>
          </table:table-cell>
          <table:table-cell office:value-type="float" office:value="943082" table:style-name="ce80">
            <text:p>943,082</text:p>
          </table:table-cell>
          <table:table-cell office:value-type="float" office:value="942951" table:style-name="ce74">
            <text:p>942,9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879" table:style-name="ce53">
            <text:p>28,879</text:p>
          </table:table-cell>
          <table:table-cell office:value-type="float" office:value="78101" table:style-name="ce11">
            <text:p>78,101</text:p>
          </table:table-cell>
          <table:table-cell office:value-type="float" office:value="38611" table:style-name="ce11">
            <text:p>38,611</text:p>
          </table:table-cell>
          <table:table-cell office:value-type="float" office:value="39490" table:style-name="ce10">
            <text:p>39,4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86" table:style-name="ce53">
            <text:p>10,086</text:p>
          </table:table-cell>
          <table:table-cell office:value-type="float" office:value="25871" table:style-name="ce11">
            <text:p>25,871</text:p>
          </table:table-cell>
          <table:table-cell office:value-type="float" office:value="13515" table:style-name="ce11">
            <text:p>13,515</text:p>
          </table:table-cell>
          <table:table-cell office:value-type="float" office:value="12356" table:style-name="ce10">
            <text:p>12,3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36" table:style-name="ce53">
            <text:p>10,836</text:p>
          </table:table-cell>
          <table:table-cell office:value-type="float" office:value="28819" table:style-name="ce11">
            <text:p>28,819</text:p>
          </table:table-cell>
          <table:table-cell office:value-type="float" office:value="15047" table:style-name="ce11">
            <text:p>15,047</text:p>
          </table:table-cell>
          <table:table-cell office:value-type="float" office:value="13772" table:style-name="ce10">
            <text:p>13,7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73" table:style-name="ce53">
            <text:p>7,873</text:p>
          </table:table-cell>
          <table:table-cell office:value-type="float" office:value="21520" table:style-name="ce11">
            <text:p>21,520</text:p>
          </table:table-cell>
          <table:table-cell office:value-type="float" office:value="11245" table:style-name="ce11">
            <text:p>11,245</text:p>
          </table:table-cell>
          <table:table-cell office:value-type="float" office:value="10275" table:style-name="ce10">
            <text:p>10,2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1" table:style-name="ce53">
            <text:p>8,881</text:p>
          </table:table-cell>
          <table:table-cell office:value-type="float" office:value="24066" table:style-name="ce11">
            <text:p>24,066</text:p>
          </table:table-cell>
          <table:table-cell office:value-type="float" office:value="12516" table:style-name="ce11">
            <text:p>12,516</text:p>
          </table:table-cell>
          <table:table-cell office:value-type="float" office:value="11550" table:style-name="ce10">
            <text:p>11,5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453" table:style-name="ce53">
            <text:p>8,453</text:p>
          </table:table-cell>
          <table:table-cell office:value-type="float" office:value="21320" table:style-name="ce11">
            <text:p>21,320</text:p>
          </table:table-cell>
          <table:table-cell office:value-type="float" office:value="11310" table:style-name="ce11">
            <text:p>11,310</text:p>
          </table:table-cell>
          <table:table-cell office:value-type="float" office:value="10010" table:style-name="ce10">
            <text:p>10,0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716" table:style-name="ce53">
            <text:p>15,716</text:p>
          </table:table-cell>
          <table:table-cell office:value-type="float" office:value="44812" table:style-name="ce11">
            <text:p>44,812</text:p>
          </table:table-cell>
          <table:table-cell office:value-type="float" office:value="22741" table:style-name="ce11">
            <text:p>22,741</text:p>
          </table:table-cell>
          <table:table-cell office:value-type="float" office:value="22071" table:style-name="ce10">
            <text:p>22,0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15" table:style-name="ce53">
            <text:p>9,115</text:p>
          </table:table-cell>
          <table:table-cell office:value-type="float" office:value="24508" table:style-name="ce11">
            <text:p>24,508</text:p>
          </table:table-cell>
          <table:table-cell office:value-type="float" office:value="12639" table:style-name="ce11">
            <text:p>12,639</text:p>
          </table:table-cell>
          <table:table-cell office:value-type="float" office:value="11869" table:style-name="ce10">
            <text:p>11,8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11" table:style-name="ce53">
            <text:p>7,711</text:p>
          </table:table-cell>
          <table:table-cell office:value-type="float" office:value="22406" table:style-name="ce11">
            <text:p>22,406</text:p>
          </table:table-cell>
          <table:table-cell office:value-type="float" office:value="11577" table:style-name="ce11">
            <text:p>11,577</text:p>
          </table:table-cell>
          <table:table-cell office:value-type="float" office:value="10829" table:style-name="ce10">
            <text:p>10,8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880" table:style-name="ce53">
            <text:p>7,880</text:p>
          </table:table-cell>
          <table:table-cell office:value-type="float" office:value="21535" table:style-name="ce11">
            <text:p>21,535</text:p>
          </table:table-cell>
          <table:table-cell office:value-type="float" office:value="10995" table:style-name="ce11">
            <text:p>10,995</text:p>
          </table:table-cell>
          <table:table-cell office:value-type="float" office:value="10540" table:style-name="ce10">
            <text:p>10,5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95" table:style-name="ce53">
            <text:p>3,895</text:p>
          </table:table-cell>
          <table:table-cell office:value-type="float" office:value="9962" table:style-name="ce11">
            <text:p>9,962</text:p>
          </table:table-cell>
          <table:table-cell office:value-type="float" office:value="5329" table:style-name="ce11">
            <text:p>5,329</text:p>
          </table:table-cell>
          <table:table-cell office:value-type="float" office:value="4633" table:style-name="ce10">
            <text:p>4,6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546" table:style-name="ce53">
            <text:p>20,546</text:p>
          </table:table-cell>
          <table:table-cell office:value-type="float" office:value="59458" table:style-name="ce11">
            <text:p>59,458</text:p>
          </table:table-cell>
          <table:table-cell office:value-type="float" office:value="29497" table:style-name="ce11">
            <text:p>29,497</text:p>
          </table:table-cell>
          <table:table-cell office:value-type="float" office:value="29961" table:style-name="ce10">
            <text:p>29,9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2" table:style-name="ce53">
            <text:p>9,662</text:p>
          </table:table-cell>
          <table:table-cell office:value-type="float" office:value="26377" table:style-name="ce11">
            <text:p>26,377</text:p>
          </table:table-cell>
          <table:table-cell office:value-type="float" office:value="13495" table:style-name="ce11">
            <text:p>13,495</text:p>
          </table:table-cell>
          <table:table-cell office:value-type="float" office:value="12882" table:style-name="ce10">
            <text:p>12,8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55" table:style-name="ce53">
            <text:p>8,155</text:p>
          </table:table-cell>
          <table:table-cell office:value-type="float" office:value="24870" table:style-name="ce11">
            <text:p>24,870</text:p>
          </table:table-cell>
          <table:table-cell office:value-type="float" office:value="12601" table:style-name="ce11">
            <text:p>12,601</text:p>
          </table:table-cell>
          <table:table-cell office:value-type="float" office:value="12269" table:style-name="ce10">
            <text:p>12,2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53" table:style-name="ce53">
            <text:p>8,053</text:p>
          </table:table-cell>
          <table:table-cell office:value-type="float" office:value="23172" table:style-name="ce11">
            <text:p>23,172</text:p>
          </table:table-cell>
          <table:table-cell office:value-type="float" office:value="11981" table:style-name="ce11">
            <text:p>11,981</text:p>
          </table:table-cell>
          <table:table-cell office:value-type="float" office:value="11191" table:style-name="ce10">
            <text:p>11,1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315" table:style-name="ce53">
            <text:p>7,315</text:p>
          </table:table-cell>
          <table:table-cell office:value-type="float" office:value="20051" table:style-name="ce11">
            <text:p>20,051</text:p>
          </table:table-cell>
          <table:table-cell office:value-type="float" office:value="10210" table:style-name="ce11">
            <text:p>10,210</text:p>
          </table:table-cell>
          <table:table-cell office:value-type="float" office:value="9841" table:style-name="ce10">
            <text:p>9,8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79" table:style-name="ce53">
            <text:p>4,279</text:p>
          </table:table-cell>
          <table:table-cell office:value-type="float" office:value="11333" table:style-name="ce11">
            <text:p>11,333</text:p>
          </table:table-cell>
          <table:table-cell office:value-type="float" office:value="5754" table:style-name="ce11">
            <text:p>5,754</text:p>
          </table:table-cell>
          <table:table-cell office:value-type="float" office:value="5579" table:style-name="ce10">
            <text:p>5,5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54" table:style-name="ce53">
            <text:p>14,354</text:p>
          </table:table-cell>
          <table:table-cell office:value-type="float" office:value="43727" table:style-name="ce11">
            <text:p>43,727</text:p>
          </table:table-cell>
          <table:table-cell office:value-type="float" office:value="22291" table:style-name="ce11">
            <text:p>22,291</text:p>
          </table:table-cell>
          <table:table-cell office:value-type="float" office:value="21436" table:style-name="ce10">
            <text:p>21,4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254" table:style-name="ce53">
            <text:p>17,254</text:p>
          </table:table-cell>
          <table:table-cell office:value-type="float" office:value="47660" table:style-name="ce11">
            <text:p>47,660</text:p>
          </table:table-cell>
          <table:table-cell office:value-type="float" office:value="24016" table:style-name="ce11">
            <text:p>24,016</text:p>
          </table:table-cell>
          <table:table-cell office:value-type="float" office:value="23644" table:style-name="ce10">
            <text:p>23,6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034" table:style-name="ce53">
            <text:p>12,034</text:p>
          </table:table-cell>
          <table:table-cell office:value-type="float" office:value="36268" table:style-name="ce11">
            <text:p>36,268</text:p>
          </table:table-cell>
          <table:table-cell office:value-type="float" office:value="18212" table:style-name="ce11">
            <text:p>18,212</text:p>
          </table:table-cell>
          <table:table-cell office:value-type="float" office:value="18056" table:style-name="ce10">
            <text:p>18,0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9979" table:style-name="ce53">
            <text:p>9,979</text:p>
          </table:table-cell>
          <table:table-cell office:value-type="float" office:value="30447" table:style-name="ce11">
            <text:p>30,447</text:p>
          </table:table-cell>
          <table:table-cell office:value-type="float" office:value="15634" table:style-name="ce11">
            <text:p>15,634</text:p>
          </table:table-cell>
          <table:table-cell office:value-type="float" office:value="14813" table:style-name="ce10">
            <text:p>14,8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690" table:style-name="ce53">
            <text:p>2,690</text:p>
          </table:table-cell>
          <table:table-cell office:value-type="float" office:value="7359" table:style-name="ce11">
            <text:p>7,359</text:p>
          </table:table-cell>
          <table:table-cell office:value-type="float" office:value="3862" table:style-name="ce11">
            <text:p>3,862</text:p>
          </table:table-cell>
          <table:table-cell office:value-type="float" office:value="3497" table:style-name="ce10">
            <text:p>3,4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34" table:style-name="ce53">
            <text:p>5,134</text:p>
          </table:table-cell>
          <table:table-cell office:value-type="float" office:value="14281" table:style-name="ce11">
            <text:p>14,281</text:p>
          </table:table-cell>
          <table:table-cell office:value-type="float" office:value="7397" table:style-name="ce11">
            <text:p>7,397</text:p>
          </table:table-cell>
          <table:table-cell office:value-type="float" office:value="6884" table:style-name="ce10">
            <text:p>6,8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33" table:style-name="ce53">
            <text:p>3,533</text:p>
          </table:table-cell>
          <table:table-cell office:value-type="float" office:value="9898" table:style-name="ce11">
            <text:p>9,898</text:p>
          </table:table-cell>
          <table:table-cell office:value-type="float" office:value="5241" table:style-name="ce11">
            <text:p>5,241</text:p>
          </table:table-cell>
          <table:table-cell office:value-type="float" office:value="4657" table:style-name="ce10">
            <text:p>4,6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72" table:style-name="ce53">
            <text:p>2,872</text:p>
          </table:table-cell>
          <table:table-cell office:value-type="float" office:value="8838" table:style-name="ce11">
            <text:p>8,838</text:p>
          </table:table-cell>
          <table:table-cell office:value-type="float" office:value="4779" table:style-name="ce11">
            <text:p>4,779</text:p>
          </table:table-cell>
          <table:table-cell office:value-type="float" office:value="4059" table:style-name="ce10">
            <text:p>4,0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82" table:style-name="ce53">
            <text:p>1,982</text:p>
          </table:table-cell>
          <table:table-cell office:value-type="float" office:value="4980" table:style-name="ce11">
            <text:p>4,980</text:p>
          </table:table-cell>
          <table:table-cell office:value-type="float" office:value="2794" table:style-name="ce11">
            <text:p>2,794</text:p>
          </table:table-cell>
          <table:table-cell office:value-type="float" office:value="2186" table:style-name="ce10">
            <text:p>2,1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270" table:style-name="ce53">
            <text:p>27,270</text:p>
          </table:table-cell>
          <table:table-cell office:value-type="float" office:value="74637" table:style-name="ce11">
            <text:p>74,637</text:p>
          </table:table-cell>
          <table:table-cell office:value-type="float" office:value="37875" table:style-name="ce11">
            <text:p>37,875</text:p>
          </table:table-cell>
          <table:table-cell office:value-type="float" office:value="36762" table:style-name="ce10">
            <text:p>36,7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518" table:style-name="ce53">
            <text:p>22,518</text:p>
          </table:table-cell>
          <table:table-cell office:value-type="float" office:value="68170" table:style-name="ce11">
            <text:p>68,170</text:p>
          </table:table-cell>
          <table:table-cell office:value-type="float" office:value="34658" table:style-name="ce11">
            <text:p>34,658</text:p>
          </table:table-cell>
          <table:table-cell office:value-type="float" office:value="33512" table:style-name="ce10">
            <text:p>33,5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64" table:style-name="ce53">
            <text:p>11,064</text:p>
          </table:table-cell>
          <table:table-cell office:value-type="float" office:value="34601" table:style-name="ce11">
            <text:p>34,601</text:p>
          </table:table-cell>
          <table:table-cell office:value-type="float" office:value="17846" table:style-name="ce11">
            <text:p>17,846</text:p>
          </table:table-cell>
          <table:table-cell office:value-type="float" office:value="16755" table:style-name="ce10">
            <text:p>16,7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51" table:style-name="ce53">
            <text:p>1,551</text:p>
          </table:table-cell>
          <table:table-cell office:value-type="float" office:value="4107" table:style-name="ce11">
            <text:p>4,107</text:p>
          </table:table-cell>
          <table:table-cell office:value-type="float" office:value="2199" table:style-name="ce11">
            <text:p>2,199</text:p>
          </table:table-cell>
          <table:table-cell office:value-type="float" office:value="1908" table:style-name="ce10">
            <text:p>1,9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2867" table:style-name="ce53">
            <text:p>82,867</text:p>
          </table:table-cell>
          <table:table-cell office:value-type="float" office:value="232210" table:style-name="ce11">
            <text:p>232,210</text:p>
          </table:table-cell>
          <table:table-cell office:value-type="float" office:value="114638" table:style-name="ce11">
            <text:p>114,638</text:p>
          </table:table-cell>
          <table:table-cell office:value-type="float" office:value="117572" table:style-name="ce10">
            <text:p>117,5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835" table:style-name="ce53">
            <text:p>71,835</text:p>
          </table:table-cell>
          <table:table-cell office:value-type="float" office:value="187834" table:style-name="ce11">
            <text:p>187,834</text:p>
          </table:table-cell>
          <table:table-cell office:value-type="float" office:value="90167" table:style-name="ce11">
            <text:p>90,167</text:p>
          </table:table-cell>
          <table:table-cell office:value-type="float" office:value="97667" table:style-name="ce10">
            <text:p>97,6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345" table:style-name="ce53">
            <text:p>45,345</text:p>
          </table:table-cell>
          <table:table-cell office:value-type="float" office:value="125768" table:style-name="ce11">
            <text:p>125,768</text:p>
          </table:table-cell>
          <table:table-cell office:value-type="float" office:value="62396" table:style-name="ce11">
            <text:p>62,396</text:p>
          </table:table-cell>
          <table:table-cell office:value-type="float" office:value="63372" table:style-name="ce10">
            <text:p>63,3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561" table:style-name="ce53">
            <text:p>50,561</text:p>
          </table:table-cell>
          <table:table-cell office:value-type="float" office:value="133091" table:style-name="ce11">
            <text:p>133,091</text:p>
          </table:table-cell>
          <table:table-cell office:value-type="float" office:value="64838" table:style-name="ce11">
            <text:p>64,838</text:p>
          </table:table-cell>
          <table:table-cell office:value-type="float" office:value="68253" table:style-name="ce10">
            <text:p>68,2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086" table:style-name="ce53">
            <text:p>62,086</text:p>
          </table:table-cell>
          <table:table-cell office:value-type="float" office:value="191196" table:style-name="ce11">
            <text:p>191,196</text:p>
          </table:table-cell>
          <table:table-cell office:value-type="float" office:value="96479" table:style-name="ce11">
            <text:p>96,479</text:p>
          </table:table-cell>
          <table:table-cell office:value-type="float" office:value="94717" table:style-name="ce10">
            <text:p>94,7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179" table:style-name="ce53">
            <text:p>25,179</text:p>
          </table:table-cell>
          <table:table-cell office:value-type="float" office:value="65813" table:style-name="ce11">
            <text:p>65,813</text:p>
          </table:table-cell>
          <table:table-cell office:value-type="float" office:value="31264" table:style-name="ce11">
            <text:p>31,264</text:p>
          </table:table-cell>
          <table:table-cell office:value-type="float" office:value="34549" table:style-name="ce10">
            <text:p>34,54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715" table:style-name="ce54">
            <text:p>30,715</text:p>
          </table:table-cell>
          <table:table-cell office:value-type="float" office:value="76967" table:style-name="ce18">
            <text:p>76,967</text:p>
          </table:table-cell>
          <table:table-cell office:value-type="float" office:value="37433" table:style-name="ce18">
            <text:p>37,433</text:p>
          </table:table-cell>
          <table:table-cell office:value-type="float" office:value="39534" table:style-name="ce17">
            <text:p>39,534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83002" table:style-name="ce76">
            <text:p>1,083,002</text:p>
          </table:table-cell>
          <table:table-cell office:value-type="float" office:value="2779371" table:style-name="ce80">
            <text:p>2,779,371</text:p>
          </table:table-cell>
          <table:table-cell office:value-type="float" office:value="1379043" table:style-name="ce81">
            <text:p>1,379,043</text:p>
          </table:table-cell>
          <table:table-cell office:value-type="float" office:value="1400328" table:style-name="ce73">
            <text:p>1,400,3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33" table:style-name="ce9">
            <text:p>10,833</text:p>
          </table:table-cell>
          <table:table-cell office:value-type="float" office:value="24659" table:style-name="ce11">
            <text:p>24,659</text:p>
          </table:table-cell>
          <table:table-cell office:value-type="float" office:value="12215" table:style-name="ce9">
            <text:p>12,215</text:p>
          </table:table-cell>
          <table:table-cell office:value-type="float" office:value="12444" table:style-name="ce9">
            <text:p>12,4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286" table:style-name="ce9">
            <text:p>57,286</text:p>
          </table:table-cell>
          <table:table-cell office:value-type="float" office:value="138099" table:style-name="ce11">
            <text:p>138,099</text:p>
          </table:table-cell>
          <table:table-cell office:value-type="float" office:value="66812" table:style-name="ce9">
            <text:p>66,812</text:p>
          </table:table-cell>
          <table:table-cell office:value-type="float" office:value="71287" table:style-name="ce9">
            <text:p>71,2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421" table:style-name="ce9">
            <text:p>78,421</text:p>
          </table:table-cell>
          <table:table-cell office:value-type="float" office:value="196936" table:style-name="ce11">
            <text:p>196,936</text:p>
          </table:table-cell>
          <table:table-cell office:value-type="float" office:value="94958" table:style-name="ce9">
            <text:p>94,958</text:p>
          </table:table-cell>
          <table:table-cell office:value-type="float" office:value="101978" table:style-name="ce9">
            <text:p>101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9012" table:style-name="ce9">
            <text:p>69,012</text:p>
          </table:table-cell>
          <table:table-cell office:value-type="float" office:value="181845" table:style-name="ce11">
            <text:p>181,845</text:p>
          </table:table-cell>
          <table:table-cell office:value-type="float" office:value="89509" table:style-name="ce9">
            <text:p>89,509</text:p>
          </table:table-cell>
          <table:table-cell office:value-type="float" office:value="92336" table:style-name="ce9">
            <text:p>92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6056" table:style-name="ce9">
            <text:p>136,056</text:p>
          </table:table-cell>
          <table:table-cell office:value-type="float" office:value="344888" table:style-name="ce11">
            <text:p>344,888</text:p>
          </table:table-cell>
          <table:table-cell office:value-type="float" office:value="167151" table:style-name="ce9">
            <text:p>167,151</text:p>
          </table:table-cell>
          <table:table-cell office:value-type="float" office:value="177737" table:style-name="ce9">
            <text:p>177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715" table:style-name="ce9">
            <text:p>22,715</text:p>
          </table:table-cell>
          <table:table-cell office:value-type="float" office:value="51431" table:style-name="ce11">
            <text:p>51,431</text:p>
          </table:table-cell>
          <table:table-cell office:value-type="float" office:value="24755" table:style-name="ce9">
            <text:p>24,755</text:p>
          </table:table-cell>
          <table:table-cell office:value-type="float" office:value="26676" table:style-name="ce9">
            <text:p>26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554" table:style-name="ce9">
            <text:p>12,554</text:p>
          </table:table-cell>
          <table:table-cell office:value-type="float" office:value="27151" table:style-name="ce11">
            <text:p>27,151</text:p>
          </table:table-cell>
          <table:table-cell office:value-type="float" office:value="13023" table:style-name="ce9">
            <text:p>13,023</text:p>
          </table:table-cell>
          <table:table-cell office:value-type="float" office:value="14128" table:style-name="ce9">
            <text:p>14,1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227" table:style-name="ce9">
            <text:p>72,227</text:p>
          </table:table-cell>
          <table:table-cell office:value-type="float" office:value="172895" table:style-name="ce11">
            <text:p>172,895</text:p>
          </table:table-cell>
          <table:table-cell office:value-type="float" office:value="83431" table:style-name="ce9">
            <text:p>83,431</text:p>
          </table:table-cell>
          <table:table-cell office:value-type="float" office:value="89464" table:style-name="ce9">
            <text:p>89,4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566" table:style-name="ce9">
            <text:p>78,566</text:p>
          </table:table-cell>
          <table:table-cell office:value-type="float" office:value="191262" table:style-name="ce11">
            <text:p>191,262</text:p>
          </table:table-cell>
          <table:table-cell office:value-type="float" office:value="94083" table:style-name="ce9">
            <text:p>94,083</text:p>
          </table:table-cell>
          <table:table-cell office:value-type="float" office:value="97179" table:style-name="ce9">
            <text:p>97,1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12" table:style-name="ce9">
            <text:p>11,112</text:p>
          </table:table-cell>
          <table:table-cell office:value-type="float" office:value="28898" table:style-name="ce11">
            <text:p>28,898</text:p>
          </table:table-cell>
          <table:table-cell office:value-type="float" office:value="14954" table:style-name="ce9">
            <text:p>14,954</text:p>
          </table:table-cell>
          <table:table-cell office:value-type="float" office:value="13944" table:style-name="ce9">
            <text:p>13,94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351" table:style-name="ce9">
            <text:p>67,351</text:p>
          </table:table-cell>
          <table:table-cell office:value-type="float" office:value="157023" table:style-name="ce11">
            <text:p>157,023</text:p>
          </table:table-cell>
          <table:table-cell office:value-type="float" office:value="78087" table:style-name="ce9">
            <text:p>78,087</text:p>
          </table:table-cell>
          <table:table-cell office:value-type="float" office:value="78936" table:style-name="ce9">
            <text:p>78,9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8800" table:style-name="ce9">
            <text:p>138,800</text:p>
          </table:table-cell>
          <table:table-cell office:value-type="float" office:value="357768" table:style-name="ce11">
            <text:p>357,768</text:p>
          </table:table-cell>
          <table:table-cell office:value-type="float" office:value="175649" table:style-name="ce9">
            <text:p>175,649</text:p>
          </table:table-cell>
          <table:table-cell office:value-type="float" office:value="182119" table:style-name="ce9">
            <text:p>182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738" table:style-name="ce9">
            <text:p>25,738</text:p>
          </table:table-cell>
          <table:table-cell office:value-type="float" office:value="70201" table:style-name="ce11">
            <text:p>70,201</text:p>
          </table:table-cell>
          <table:table-cell office:value-type="float" office:value="35604" table:style-name="ce9">
            <text:p>35,604</text:p>
          </table:table-cell>
          <table:table-cell office:value-type="float" office:value="34597" table:style-name="ce9">
            <text:p>34,5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1897" table:style-name="ce9">
            <text:p>41,897</text:p>
          </table:table-cell>
          <table:table-cell office:value-type="float" office:value="112258" table:style-name="ce11">
            <text:p>112,258</text:p>
          </table:table-cell>
          <table:table-cell office:value-type="float" office:value="57577" table:style-name="ce9">
            <text:p>57,577</text:p>
          </table:table-cell>
          <table:table-cell office:value-type="float" office:value="54681" table:style-name="ce9">
            <text:p>54,6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548" table:style-name="ce9">
            <text:p>13,548</text:p>
          </table:table-cell>
          <table:table-cell office:value-type="float" office:value="43067" table:style-name="ce11">
            <text:p>43,067</text:p>
          </table:table-cell>
          <table:table-cell office:value-type="float" office:value="22111" table:style-name="ce9">
            <text:p>22,111</text:p>
          </table:table-cell>
          <table:table-cell office:value-type="float" office:value="20956" table:style-name="ce9">
            <text:p>20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842" table:style-name="ce9">
            <text:p>12,842</text:p>
          </table:table-cell>
          <table:table-cell office:value-type="float" office:value="34615" table:style-name="ce11">
            <text:p>34,615</text:p>
          </table:table-cell>
          <table:table-cell office:value-type="float" office:value="17567" table:style-name="ce9">
            <text:p>17,567</text:p>
          </table:table-cell>
          <table:table-cell office:value-type="float" office:value="17048" table:style-name="ce9">
            <text:p>17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2122" table:style-name="ce9">
            <text:p>32,122</text:p>
          </table:table-cell>
          <table:table-cell office:value-type="float" office:value="84122" table:style-name="ce11">
            <text:p>84,122</text:p>
          </table:table-cell>
          <table:table-cell office:value-type="float" office:value="42763" table:style-name="ce9">
            <text:p>42,763</text:p>
          </table:table-cell>
          <table:table-cell office:value-type="float" office:value="41359" table:style-name="ce9">
            <text:p>41,3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091" table:style-name="ce9">
            <text:p>18,091</text:p>
          </table:table-cell>
          <table:table-cell office:value-type="float" office:value="44265" table:style-name="ce11">
            <text:p>44,265</text:p>
          </table:table-cell>
          <table:table-cell office:value-type="float" office:value="22505" table:style-name="ce9">
            <text:p>22,505</text:p>
          </table:table-cell>
          <table:table-cell office:value-type="float" office:value="21760" table:style-name="ce9">
            <text:p>21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866" table:style-name="ce9">
            <text:p>34,866</text:p>
          </table:table-cell>
          <table:table-cell office:value-type="float" office:value="97643" table:style-name="ce11">
            <text:p>97,643</text:p>
          </table:table-cell>
          <table:table-cell office:value-type="float" office:value="48477" table:style-name="ce9">
            <text:p>48,477</text:p>
          </table:table-cell>
          <table:table-cell office:value-type="float" office:value="49166" table:style-name="ce9">
            <text:p>49,1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444" table:style-name="ce9">
            <text:p>13,444</text:p>
          </table:table-cell>
          <table:table-cell office:value-type="float" office:value="37448" table:style-name="ce11">
            <text:p>37,448</text:p>
          </table:table-cell>
          <table:table-cell office:value-type="float" office:value="19041" table:style-name="ce9">
            <text:p>19,041</text:p>
          </table:table-cell>
          <table:table-cell office:value-type="float" office:value="18407" table:style-name="ce9">
            <text:p>18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53" table:style-name="ce9">
            <text:p>10,453</text:p>
          </table:table-cell>
          <table:table-cell office:value-type="float" office:value="29960" table:style-name="ce11">
            <text:p>29,960</text:p>
          </table:table-cell>
          <table:table-cell office:value-type="float" office:value="15846" table:style-name="ce9">
            <text:p>15,846</text:p>
          </table:table-cell>
          <table:table-cell office:value-type="float" office:value="14114" table:style-name="ce9">
            <text:p>14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307" table:style-name="ce9">
            <text:p>3,307</text:p>
          </table:table-cell>
          <table:table-cell office:value-type="float" office:value="7340" table:style-name="ce11">
            <text:p>7,340</text:p>
          </table:table-cell>
          <table:table-cell office:value-type="float" office:value="4065" table:style-name="ce9">
            <text:p>4,065</text:p>
          </table:table-cell>
          <table:table-cell office:value-type="float" office:value="3275" table:style-name="ce9">
            <text:p>3,2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07" table:style-name="ce9">
            <text:p>9,407</text:p>
          </table:table-cell>
          <table:table-cell office:value-type="float" office:value="29093" table:style-name="ce11">
            <text:p>29,093</text:p>
          </table:table-cell>
          <table:table-cell office:value-type="float" office:value="14686" table:style-name="ce9">
            <text:p>14,686</text:p>
          </table:table-cell>
          <table:table-cell office:value-type="float" office:value="14407" table:style-name="ce9">
            <text:p>14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6946" table:style-name="ce9">
            <text:p>16,946</text:p>
          </table:table-cell>
          <table:table-cell office:value-type="float" office:value="53007" table:style-name="ce11">
            <text:p>53,007</text:p>
          </table:table-cell>
          <table:table-cell office:value-type="float" office:value="27066" table:style-name="ce9">
            <text:p>27,066</text:p>
          </table:table-cell>
          <table:table-cell office:value-type="float" office:value="25941" table:style-name="ce9">
            <text:p>25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751" table:style-name="ce9">
            <text:p>10,751</text:p>
          </table:table-cell>
          <table:table-cell office:value-type="float" office:value="29876" table:style-name="ce11">
            <text:p>29,876</text:p>
          </table:table-cell>
          <table:table-cell office:value-type="float" office:value="15219" table:style-name="ce9">
            <text:p>15,219</text:p>
          </table:table-cell>
          <table:table-cell office:value-type="float" office:value="14657" table:style-name="ce9">
            <text:p>14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491" table:style-name="ce9">
            <text:p>10,491</text:p>
          </table:table-cell>
          <table:table-cell office:value-type="float" office:value="30412" table:style-name="ce11">
            <text:p>30,412</text:p>
          </table:table-cell>
          <table:table-cell office:value-type="float" office:value="15706" table:style-name="ce9">
            <text:p>15,706</text:p>
          </table:table-cell>
          <table:table-cell office:value-type="float" office:value="14706" table:style-name="ce9">
            <text:p>14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5" table:style-name="ce9">
            <text:p>5,745</text:p>
          </table:table-cell>
          <table:table-cell office:value-type="float" office:value="14039" table:style-name="ce11">
            <text:p>14,039</text:p>
          </table:table-cell>
          <table:table-cell office:value-type="float" office:value="7060" table:style-name="ce9">
            <text:p>7,060</text:p>
          </table:table-cell>
          <table:table-cell office:value-type="float" office:value="6979" table:style-name="ce9">
            <text:p>6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84" table:style-name="ce9">
            <text:p>6,784</text:p>
          </table:table-cell>
          <table:table-cell office:value-type="float" office:value="19555" table:style-name="ce11">
            <text:p>19,555</text:p>
          </table:table-cell>
          <table:table-cell office:value-type="float" office:value="10070" table:style-name="ce9">
            <text:p>10,070</text:p>
          </table:table-cell>
          <table:table-cell office:value-type="float" office:value="9485" table:style-name="ce9">
            <text:p>9,4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594" table:style-name="ce9">
            <text:p>12,594</text:p>
          </table:table-cell>
          <table:table-cell office:value-type="float" office:value="36252" table:style-name="ce11">
            <text:p>36,252</text:p>
          </table:table-cell>
          <table:table-cell office:value-type="float" office:value="18675" table:style-name="ce9">
            <text:p>18,675</text:p>
          </table:table-cell>
          <table:table-cell office:value-type="float" office:value="17577" table:style-name="ce9">
            <text:p>17,5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804" table:style-name="ce9">
            <text:p>13,804</text:p>
          </table:table-cell>
          <table:table-cell office:value-type="float" office:value="37342" table:style-name="ce11">
            <text:p>37,342</text:p>
          </table:table-cell>
          <table:table-cell office:value-type="float" office:value="19336" table:style-name="ce9">
            <text:p>19,336</text:p>
          </table:table-cell>
          <table:table-cell office:value-type="float" office:value="18006" table:style-name="ce9">
            <text:p>18,0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67" table:style-name="ce9">
            <text:p>14,667</text:p>
          </table:table-cell>
          <table:table-cell office:value-type="float" office:value="40399" table:style-name="ce11">
            <text:p>40,399</text:p>
          </table:table-cell>
          <table:table-cell office:value-type="float" office:value="21202" table:style-name="ce9">
            <text:p>21,202</text:p>
          </table:table-cell>
          <table:table-cell office:value-type="float" office:value="19197" table:style-name="ce9">
            <text:p>19,1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63" table:style-name="ce9">
            <text:p>5,563</text:p>
          </table:table-cell>
          <table:table-cell office:value-type="float" office:value="13217" table:style-name="ce11">
            <text:p>13,217</text:p>
          </table:table-cell>
          <table:table-cell office:value-type="float" office:value="7107" table:style-name="ce9">
            <text:p>7,107</text:p>
          </table:table-cell>
          <table:table-cell office:value-type="float" office:value="6110" table:style-name="ce9">
            <text:p>6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42" table:style-name="ce9">
            <text:p>2,342</text:p>
          </table:table-cell>
          <table:table-cell office:value-type="float" office:value="6214" table:style-name="ce11">
            <text:p>6,214</text:p>
          </table:table-cell>
          <table:table-cell office:value-type="float" office:value="3314" table:style-name="ce9">
            <text:p>3,314</text:p>
          </table:table-cell>
          <table:table-cell office:value-type="float" office:value="2900" table:style-name="ce9">
            <text:p>2,90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6" table:style-name="ce9">
            <text:p>4,806</text:p>
          </table:table-cell>
          <table:table-cell office:value-type="float" office:value="12201" table:style-name="ce11">
            <text:p>12,201</text:p>
          </table:table-cell>
          <table:table-cell office:value-type="float" office:value="6679" table:style-name="ce9">
            <text:p>6,679</text:p>
          </table:table-cell>
          <table:table-cell office:value-type="float" office:value="5522" table:style-name="ce9">
            <text:p>5,52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01" table:style-name="ce9">
            <text:p>5,101</text:p>
          </table:table-cell>
          <table:table-cell office:value-type="float" office:value="14743" table:style-name="ce11">
            <text:p>14,743</text:p>
          </table:table-cell>
          <table:table-cell office:value-type="float" office:value="7982" table:style-name="ce9">
            <text:p>7,982</text:p>
          </table:table-cell>
          <table:table-cell office:value-type="float" office:value="6761" table:style-name="ce9">
            <text:p>6,76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5" table:style-name="ce9">
            <text:p>585</text:p>
          </table:table-cell>
          <table:table-cell office:value-type="float" office:value="1896" table:style-name="ce11">
            <text:p>1,896</text:p>
          </table:table-cell>
          <table:table-cell office:value-type="float" office:value="943" table:style-name="ce9">
            <text:p>943</text:p>
          </table:table-cell>
          <table:table-cell office:value-type="float" office:value="953" table:style-name="ce9">
            <text:p>95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4" table:style-name="ce9">
            <text:p>1,324</text:p>
          </table:table-cell>
          <table:table-cell office:value-type="float" office:value="4220" table:style-name="ce11">
            <text:p>4,220</text:p>
          </table:table-cell>
          <table:table-cell office:value-type="float" office:value="2198" table:style-name="ce9">
            <text:p>2,198</text:p>
          </table:table-cell>
          <table:table-cell office:value-type="float" office:value="2022" table:style-name="ce9">
            <text:p>2,022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51" table:style-name="ce16">
            <text:p>851</text:p>
          </table:table-cell>
          <table:table-cell office:value-type="float" office:value="3131" table:style-name="ce18">
            <text:p>3,131</text:p>
          </table:table-cell>
          <table:table-cell office:value-type="float" office:value="1617" table:style-name="ce16">
            <text:p>1,617</text:p>
          </table:table-cell>
          <table:table-cell office:value-type="float" office:value="1514" table:style-name="ce16">
            <text:p>1,514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6916" table:style-name="ce72">
            <text:p>166,916</text:p>
          </table:table-cell>
          <table:table-cell office:value-type="float" office:value="457538" table:style-name="ce80">
            <text:p>457,538</text:p>
          </table:table-cell>
          <table:table-cell office:value-type="float" office:value="231722" table:style-name="ce80">
            <text:p>231,722</text:p>
          </table:table-cell>
          <table:table-cell office:value-type="float" office:value="225816" table:style-name="ce74">
            <text:p>225,8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5961" table:style-name="ce53">
            <text:p>35,961</text:p>
          </table:table-cell>
          <table:table-cell office:value-type="float" office:value="95907" table:style-name="ce11">
            <text:p>95,907</text:p>
          </table:table-cell>
          <table:table-cell office:value-type="float" office:value="46836" table:style-name="ce11">
            <text:p>46,836</text:p>
          </table:table-cell>
          <table:table-cell office:value-type="float" office:value="49071" table:style-name="ce10">
            <text:p>49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278" table:style-name="ce53">
            <text:p>26,278</text:p>
          </table:table-cell>
          <table:table-cell office:value-type="float" office:value="72485" table:style-name="ce11">
            <text:p>72,485</text:p>
          </table:table-cell>
          <table:table-cell office:value-type="float" office:value="34379" table:style-name="ce11">
            <text:p>34,379</text:p>
          </table:table-cell>
          <table:table-cell office:value-type="float" office:value="38106" table:style-name="ce10">
            <text:p>38,1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49" table:style-name="ce53">
            <text:p>14,149</text:p>
          </table:table-cell>
          <table:table-cell office:value-type="float" office:value="40493" table:style-name="ce11">
            <text:p>40,493</text:p>
          </table:table-cell>
          <table:table-cell office:value-type="float" office:value="20616" table:style-name="ce11">
            <text:p>20,616</text:p>
          </table:table-cell>
          <table:table-cell office:value-type="float" office:value="19877" table:style-name="ce10">
            <text:p>19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08" table:style-name="ce53">
            <text:p>10,208</text:p>
          </table:table-cell>
          <table:table-cell office:value-type="float" office:value="29666" table:style-name="ce11">
            <text:p>29,666</text:p>
          </table:table-cell>
          <table:table-cell office:value-type="float" office:value="15293" table:style-name="ce11">
            <text:p>15,293</text:p>
          </table:table-cell>
          <table:table-cell office:value-type="float" office:value="14373" table:style-name="ce10">
            <text:p>14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871" table:style-name="ce53">
            <text:p>13,871</text:p>
          </table:table-cell>
          <table:table-cell office:value-type="float" office:value="35948" table:style-name="ce11">
            <text:p>35,948</text:p>
          </table:table-cell>
          <table:table-cell office:value-type="float" office:value="18730" table:style-name="ce11">
            <text:p>18,730</text:p>
          </table:table-cell>
          <table:table-cell office:value-type="float" office:value="17218" table:style-name="ce10">
            <text:p>17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713" table:style-name="ce53">
            <text:p>8,713</text:p>
          </table:table-cell>
          <table:table-cell office:value-type="float" office:value="24236" table:style-name="ce11">
            <text:p>24,236</text:p>
          </table:table-cell>
          <table:table-cell office:value-type="float" office:value="12831" table:style-name="ce11">
            <text:p>12,831</text:p>
          </table:table-cell>
          <table:table-cell office:value-type="float" office:value="11405" table:style-name="ce10">
            <text:p>11,4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656" table:style-name="ce53">
            <text:p>11,656</text:p>
          </table:table-cell>
          <table:table-cell office:value-type="float" office:value="32376" table:style-name="ce11">
            <text:p>32,376</text:p>
          </table:table-cell>
          <table:table-cell office:value-type="float" office:value="17159" table:style-name="ce11">
            <text:p>17,159</text:p>
          </table:table-cell>
          <table:table-cell office:value-type="float" office:value="15217" table:style-name="ce10">
            <text:p>15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099" table:style-name="ce53">
            <text:p>19,099</text:p>
          </table:table-cell>
          <table:table-cell office:value-type="float" office:value="53327" table:style-name="ce11">
            <text:p>53,327</text:p>
          </table:table-cell>
          <table:table-cell office:value-type="float" office:value="27395" table:style-name="ce11">
            <text:p>27,395</text:p>
          </table:table-cell>
          <table:table-cell office:value-type="float" office:value="25932" table:style-name="ce10">
            <text:p>25,9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719" table:style-name="ce53">
            <text:p>14,719</text:p>
          </table:table-cell>
          <table:table-cell office:value-type="float" office:value="39657" table:style-name="ce11">
            <text:p>39,657</text:p>
          </table:table-cell>
          <table:table-cell office:value-type="float" office:value="20533" table:style-name="ce11">
            <text:p>20,533</text:p>
          </table:table-cell>
          <table:table-cell office:value-type="float" office:value="19124" table:style-name="ce10">
            <text:p>19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448" table:style-name="ce53">
            <text:p>8,448</text:p>
          </table:table-cell>
          <table:table-cell office:value-type="float" office:value="21422" table:style-name="ce11">
            <text:p>21,422</text:p>
          </table:table-cell>
          <table:table-cell office:value-type="float" office:value="11540" table:style-name="ce11">
            <text:p>11,540</text:p>
          </table:table-cell>
          <table:table-cell office:value-type="float" office:value="9882" table:style-name="ce10">
            <text:p>9,8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86" table:style-name="ce53">
            <text:p>1,886</text:p>
          </table:table-cell>
          <table:table-cell office:value-type="float" office:value="6083" table:style-name="ce11">
            <text:p>6,083</text:p>
          </table:table-cell>
          <table:table-cell office:value-type="float" office:value="3297" table:style-name="ce11">
            <text:p>3,297</text:p>
          </table:table-cell>
          <table:table-cell office:value-type="float" office:value="2786" table:style-name="ce10">
            <text:p>2,78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28" table:style-name="ce54">
            <text:p>1,928</text:p>
          </table:table-cell>
          <table:table-cell office:value-type="float" office:value="5938" table:style-name="ce18">
            <text:p>5,938</text:p>
          </table:table-cell>
          <table:table-cell office:value-type="float" office:value="3113" table:style-name="ce18">
            <text:p>3,113</text:p>
          </table:table-cell>
          <table:table-cell office:value-type="float" office:value="2825" table:style-name="ce17">
            <text:p>2,825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7439" table:style-name="ce72">
            <text:p>187,439</text:p>
          </table:table-cell>
          <table:table-cell office:value-type="float" office:value="547481" table:style-name="ce80">
            <text:p>547,481</text:p>
          </table:table-cell>
          <table:table-cell office:value-type="float" office:value="280030" table:style-name="ce80">
            <text:p>280,030</text:p>
          </table:table-cell>
          <table:table-cell office:value-type="float" office:value="267451" table:style-name="ce74">
            <text:p>267,45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3240" table:style-name="ce53">
            <text:p>63,240</text:p>
          </table:table-cell>
          <table:table-cell office:value-type="float" office:value="176604" table:style-name="ce11">
            <text:p>176,604</text:p>
          </table:table-cell>
          <table:table-cell office:value-type="float" office:value="87972" table:style-name="ce11">
            <text:p>87,972</text:p>
          </table:table-cell>
          <table:table-cell office:value-type="float" office:value="88632" table:style-name="ce10">
            <text:p>88,63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499" table:style-name="ce53">
            <text:p>9,499</text:p>
          </table:table-cell>
          <table:table-cell office:value-type="float" office:value="29408" table:style-name="ce50">
            <text:p>29,408</text:p>
          </table:table-cell>
          <table:table-cell office:value-type="float" office:value="15741" table:style-name="ce11">
            <text:p>15,741</text:p>
          </table:table-cell>
          <table:table-cell office:value-type="float" office:value="13667" table:style-name="ce10">
            <text:p>13,66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02" table:style-name="ce53">
            <text:p>10,702</text:p>
          </table:table-cell>
          <table:table-cell office:value-type="float" office:value="33737" table:style-name="ce50">
            <text:p>33,737</text:p>
          </table:table-cell>
          <table:table-cell office:value-type="float" office:value="17989" table:style-name="ce11">
            <text:p>17,989</text:p>
          </table:table-cell>
          <table:table-cell office:value-type="float" office:value="15748" table:style-name="ce10">
            <text:p>15,74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494" table:style-name="ce53">
            <text:p>33,494</text:p>
          </table:table-cell>
          <table:table-cell office:value-type="float" office:value="96817" table:style-name="ce50">
            <text:p>96,817</text:p>
          </table:table-cell>
          <table:table-cell office:value-type="float" office:value="48661" table:style-name="ce11">
            <text:p>48,661</text:p>
          </table:table-cell>
          <table:table-cell office:value-type="float" office:value="48156" table:style-name="ce10">
            <text:p>48,15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187" table:style-name="ce53">
            <text:p>26,187</text:p>
          </table:table-cell>
          <table:table-cell office:value-type="float" office:value="77524" table:style-name="ce50">
            <text:p>77,524</text:p>
          </table:table-cell>
          <table:table-cell office:value-type="float" office:value="39292" table:style-name="ce11">
            <text:p>39,292</text:p>
          </table:table-cell>
          <table:table-cell office:value-type="float" office:value="38232" table:style-name="ce10">
            <text:p>38,23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87" table:style-name="ce53">
            <text:p>4,487</text:p>
          </table:table-cell>
          <table:table-cell office:value-type="float" office:value="13298" table:style-name="ce50">
            <text:p>13,298</text:p>
          </table:table-cell>
          <table:table-cell office:value-type="float" office:value="7211" table:style-name="ce11">
            <text:p>7,211</text:p>
          </table:table-cell>
          <table:table-cell office:value-type="float" office:value="6087" table:style-name="ce10">
            <text:p>6,08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170" table:style-name="ce53">
            <text:p>18,170</text:p>
          </table:table-cell>
          <table:table-cell office:value-type="float" office:value="56452" table:style-name="ce50">
            <text:p>56,452</text:p>
          </table:table-cell>
          <table:table-cell office:value-type="float" office:value="28980" table:style-name="ce11">
            <text:p>28,980</text:p>
          </table:table-cell>
          <table:table-cell office:value-type="float" office:value="27472" table:style-name="ce10">
            <text:p>27,47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6" table:style-name="ce53">
            <text:p>6,506</text:p>
          </table:table-cell>
          <table:table-cell office:value-type="float" office:value="20165" table:style-name="ce50">
            <text:p>20,165</text:p>
          </table:table-cell>
          <table:table-cell office:value-type="float" office:value="10698" table:style-name="ce11">
            <text:p>10,698</text:p>
          </table:table-cell>
          <table:table-cell office:value-type="float" office:value="9467" table:style-name="ce10">
            <text:p>9,46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355" table:style-name="ce53">
            <text:p>5,355</text:p>
          </table:table-cell>
          <table:table-cell office:value-type="float" office:value="14378" table:style-name="ce50">
            <text:p>14,378</text:p>
          </table:table-cell>
          <table:table-cell office:value-type="float" office:value="7763" table:style-name="ce11">
            <text:p>7,763</text:p>
          </table:table-cell>
          <table:table-cell office:value-type="float" office:value="6615" table:style-name="ce10">
            <text:p>6,61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7" table:style-name="ce53">
            <text:p>3,127</text:p>
          </table:table-cell>
          <table:table-cell office:value-type="float" office:value="9531" table:style-name="ce50">
            <text:p>9,531</text:p>
          </table:table-cell>
          <table:table-cell office:value-type="float" office:value="5172" table:style-name="ce11">
            <text:p>5,172</text:p>
          </table:table-cell>
          <table:table-cell office:value-type="float" office:value="4359" table:style-name="ce10">
            <text:p>4,35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89" table:style-name="ce53">
            <text:p>2,089</text:p>
          </table:table-cell>
          <table:table-cell office:value-type="float" office:value="5593" table:style-name="ce50">
            <text:p>5,593</text:p>
          </table:table-cell>
          <table:table-cell office:value-type="float" office:value="3099" table:style-name="ce11">
            <text:p>3,099</text:p>
          </table:table-cell>
          <table:table-cell office:value-type="float" office:value="2494" table:style-name="ce10">
            <text:p>2,494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39" table:style-name="ce53">
            <text:p>2,839</text:p>
          </table:table-cell>
          <table:table-cell office:value-type="float" office:value="9412" table:style-name="ce50">
            <text:p>9,412</text:p>
          </table:table-cell>
          <table:table-cell office:value-type="float" office:value="4987" table:style-name="ce11">
            <text:p>4,987</text:p>
          </table:table-cell>
          <table:table-cell office:value-type="float" office:value="4425" table:style-name="ce10">
            <text:p>4,425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44" table:style-name="ce54">
            <text:p>1,744</text:p>
          </table:table-cell>
          <table:table-cell office:value-type="float" office:value="4562" table:style-name="ce52">
            <text:p>4,562</text:p>
          </table:table-cell>
          <table:table-cell office:value-type="float" office:value="2465" table:style-name="ce18">
            <text:p>2,465</text:p>
          </table:table-cell>
          <table:table-cell office:value-type="float" office:value="2097" table:style-name="ce17">
            <text:p>2,09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5915" table:style-name="ce72">
            <text:p>185,915</text:p>
          </table:table-cell>
          <table:table-cell office:value-type="float" office:value="559189" table:style-name="ce80">
            <text:p>559,189</text:p>
          </table:table-cell>
          <table:table-cell office:value-type="float" office:value="288469" table:style-name="ce80">
            <text:p>288,469</text:p>
          </table:table-cell>
          <table:table-cell office:value-type="float" office:value="270720" table:style-name="ce74">
            <text:p>270,7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013" table:style-name="ce53">
            <text:p>31,013</text:p>
          </table:table-cell>
          <table:table-cell office:value-type="float" office:value="89892" table:style-name="ce11">
            <text:p>89,892</text:p>
          </table:table-cell>
          <table:table-cell office:value-type="float" office:value="44938" table:style-name="ce11">
            <text:p>44,938</text:p>
          </table:table-cell>
          <table:table-cell office:value-type="float" office:value="44954" table:style-name="ce10">
            <text:p>44,954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3985" table:style-name="ce53">
            <text:p>33,985</text:p>
          </table:table-cell>
          <table:table-cell office:value-type="float" office:value="103157" table:style-name="ce11">
            <text:p>103,157</text:p>
          </table:table-cell>
          <table:table-cell office:value-type="float" office:value="52071" table:style-name="ce11">
            <text:p>52,071</text:p>
          </table:table-cell>
          <table:table-cell office:value-type="float" office:value="51086" table:style-name="ce10">
            <text:p>51,08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567" table:style-name="ce53">
            <text:p>14,567</text:p>
          </table:table-cell>
          <table:table-cell office:value-type="float" office:value="47040" table:style-name="ce11">
            <text:p>47,040</text:p>
          </table:table-cell>
          <table:table-cell office:value-type="float" office:value="24478" table:style-name="ce11">
            <text:p>24,478</text:p>
          </table:table-cell>
          <table:table-cell office:value-type="float" office:value="22562" table:style-name="ce10">
            <text:p>22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59" table:style-name="ce53">
            <text:p>11,559</text:p>
          </table:table-cell>
          <table:table-cell office:value-type="float" office:value="35433" table:style-name="ce11">
            <text:p>35,433</text:p>
          </table:table-cell>
          <table:table-cell office:value-type="float" office:value="18716" table:style-name="ce11">
            <text:p>18,716</text:p>
          </table:table-cell>
          <table:table-cell office:value-type="float" office:value="16717" table:style-name="ce10">
            <text:p>16,7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507" table:style-name="ce53">
            <text:p>28,507</text:p>
          </table:table-cell>
          <table:table-cell office:value-type="float" office:value="85010" table:style-name="ce11">
            <text:p>85,010</text:p>
          </table:table-cell>
          <table:table-cell office:value-type="float" office:value="42889" table:style-name="ce11">
            <text:p>42,889</text:p>
          </table:table-cell>
          <table:table-cell office:value-type="float" office:value="42121" table:style-name="ce10">
            <text:p>42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892" table:style-name="ce53">
            <text:p>11,892</text:p>
          </table:table-cell>
          <table:table-cell office:value-type="float" office:value="37251" table:style-name="ce11">
            <text:p>37,251</text:p>
          </table:table-cell>
          <table:table-cell office:value-type="float" office:value="19646" table:style-name="ce11">
            <text:p>19,646</text:p>
          </table:table-cell>
          <table:table-cell office:value-type="float" office:value="17605" table:style-name="ce10">
            <text:p>17,6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82" table:style-name="ce53">
            <text:p>6,082</text:p>
          </table:table-cell>
          <table:table-cell office:value-type="float" office:value="17612" table:style-name="ce11">
            <text:p>17,612</text:p>
          </table:table-cell>
          <table:table-cell office:value-type="float" office:value="9193" table:style-name="ce11">
            <text:p>9,193</text:p>
          </table:table-cell>
          <table:table-cell office:value-type="float" office:value="8419" table:style-name="ce10">
            <text:p>8,4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403" table:style-name="ce53">
            <text:p>5,403</text:p>
          </table:table-cell>
          <table:table-cell office:value-type="float" office:value="15070" table:style-name="ce11">
            <text:p>15,070</text:p>
          </table:table-cell>
          <table:table-cell office:value-type="float" office:value="7999" table:style-name="ce11">
            <text:p>7,999</text:p>
          </table:table-cell>
          <table:table-cell office:value-type="float" office:value="7071" table:style-name="ce10">
            <text:p>7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73" table:style-name="ce53">
            <text:p>10,673</text:p>
          </table:table-cell>
          <table:table-cell office:value-type="float" office:value="34210" table:style-name="ce11">
            <text:p>34,210</text:p>
          </table:table-cell>
          <table:table-cell office:value-type="float" office:value="17855" table:style-name="ce11">
            <text:p>17,855</text:p>
          </table:table-cell>
          <table:table-cell office:value-type="float" office:value="16355" table:style-name="ce10">
            <text:p>16,3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65" table:style-name="ce53">
            <text:p>6,165</text:p>
          </table:table-cell>
          <table:table-cell office:value-type="float" office:value="18465" table:style-name="ce11">
            <text:p>18,465</text:p>
          </table:table-cell>
          <table:table-cell office:value-type="float" office:value="9794" table:style-name="ce11">
            <text:p>9,794</text:p>
          </table:table-cell>
          <table:table-cell office:value-type="float" office:value="8671" table:style-name="ce10">
            <text:p>8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58" table:style-name="ce53">
            <text:p>3,958</text:p>
          </table:table-cell>
          <table:table-cell office:value-type="float" office:value="10391" table:style-name="ce11">
            <text:p>10,391</text:p>
          </table:table-cell>
          <table:table-cell office:value-type="float" office:value="5730" table:style-name="ce11">
            <text:p>5,730</text:p>
          </table:table-cell>
          <table:table-cell office:value-type="float" office:value="4661" table:style-name="ce10">
            <text:p>4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66" table:style-name="ce53">
            <text:p>3,666</text:p>
          </table:table-cell>
          <table:table-cell office:value-type="float" office:value="11102" table:style-name="ce11">
            <text:p>11,102</text:p>
          </table:table-cell>
          <table:table-cell office:value-type="float" office:value="5887" table:style-name="ce11">
            <text:p>5,887</text:p>
          </table:table-cell>
          <table:table-cell office:value-type="float" office:value="5215" table:style-name="ce10">
            <text:p>5,2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84" table:style-name="ce53">
            <text:p>5,584</text:p>
          </table:table-cell>
          <table:table-cell office:value-type="float" office:value="16813" table:style-name="ce11">
            <text:p>16,813</text:p>
          </table:table-cell>
          <table:table-cell office:value-type="float" office:value="8850" table:style-name="ce11">
            <text:p>8,850</text:p>
          </table:table-cell>
          <table:table-cell office:value-type="float" office:value="7963" table:style-name="ce10">
            <text:p>7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2" table:style-name="ce53">
            <text:p>2,662</text:p>
          </table:table-cell>
          <table:table-cell office:value-type="float" office:value="7288" table:style-name="ce11">
            <text:p>7,288</text:p>
          </table:table-cell>
          <table:table-cell office:value-type="float" office:value="4047" table:style-name="ce11">
            <text:p>4,047</text:p>
          </table:table-cell>
          <table:table-cell office:value-type="float" office:value="3241" table:style-name="ce10">
            <text:p>3,2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22" table:style-name="ce53">
            <text:p>4,122</text:p>
          </table:table-cell>
          <table:table-cell office:value-type="float" office:value="13166" table:style-name="ce11">
            <text:p>13,166</text:p>
          </table:table-cell>
          <table:table-cell office:value-type="float" office:value="6930" table:style-name="ce11">
            <text:p>6,930</text:p>
          </table:table-cell>
          <table:table-cell office:value-type="float" office:value="6236" table:style-name="ce10">
            <text:p>6,2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1" table:style-name="ce53">
            <text:p>2,401</text:p>
          </table:table-cell>
          <table:table-cell office:value-type="float" office:value="6884" table:style-name="ce11">
            <text:p>6,884</text:p>
          </table:table-cell>
          <table:table-cell office:value-type="float" office:value="3761" table:style-name="ce11">
            <text:p>3,761</text:p>
          </table:table-cell>
          <table:table-cell office:value-type="float" office:value="3123" table:style-name="ce10">
            <text:p>3,1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1" table:style-name="ce53">
            <text:p>1,721</text:p>
          </table:table-cell>
          <table:table-cell office:value-type="float" office:value="4475" table:style-name="ce11">
            <text:p>4,475</text:p>
          </table:table-cell>
          <table:table-cell office:value-type="float" office:value="2508" table:style-name="ce11">
            <text:p>2,508</text:p>
          </table:table-cell>
          <table:table-cell office:value-type="float" office:value="1967" table:style-name="ce10">
            <text:p>1,96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55" table:style-name="ce54">
            <text:p>1,955</text:p>
          </table:table-cell>
          <table:table-cell office:value-type="float" office:value="5930" table:style-name="ce18">
            <text:p>5,930</text:p>
          </table:table-cell>
          <table:table-cell office:value-type="float" office:value="3177" table:style-name="ce18">
            <text:p>3,177</text:p>
          </table:table-cell>
          <table:table-cell office:value-type="float" office:value="2753" table:style-name="ce17">
            <text:p>2,753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4700" table:style-name="ce72">
            <text:p>384,700</text:p>
          </table:table-cell>
          <table:table-cell office:value-type="float" office:value="1287146" table:style-name="ce80">
            <text:p>1,287,146</text:p>
          </table:table-cell>
          <table:table-cell office:value-type="float" office:value="656749" table:style-name="ce80">
            <text:p>656,749</text:p>
          </table:table-cell>
          <table:table-cell office:value-type="float" office:value="630397" table:style-name="ce74">
            <text:p>630,3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5982" table:style-name="ce53">
            <text:p>75,982</text:p>
          </table:table-cell>
          <table:table-cell office:value-type="float" office:value="234690" table:style-name="ce11">
            <text:p>234,690</text:p>
          </table:table-cell>
          <table:table-cell office:value-type="float" office:value="116079" table:style-name="ce11">
            <text:p>116,079</text:p>
          </table:table-cell>
          <table:table-cell office:value-type="float" office:value="118611" table:style-name="ce10">
            <text:p>118,6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8982" table:style-name="ce53">
            <text:p>38,982</text:p>
          </table:table-cell>
          <table:table-cell office:value-type="float" office:value="124932" table:style-name="ce11">
            <text:p>124,932</text:p>
          </table:table-cell>
          <table:table-cell office:value-type="float" office:value="62103" table:style-name="ce11">
            <text:p>62,103</text:p>
          </table:table-cell>
          <table:table-cell office:value-type="float" office:value="62829" table:style-name="ce10">
            <text:p>62,829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339" table:style-name="ce53">
            <text:p>24,339</text:p>
          </table:table-cell>
          <table:table-cell office:value-type="float" office:value="86709" table:style-name="ce11">
            <text:p>86,709</text:p>
          </table:table-cell>
          <table:table-cell office:value-type="float" office:value="44096" table:style-name="ce11">
            <text:p>44,096</text:p>
          </table:table-cell>
          <table:table-cell office:value-type="float" office:value="42613" table:style-name="ce10">
            <text:p>42,6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551" table:style-name="ce53">
            <text:p>26,551</text:p>
          </table:table-cell>
          <table:table-cell office:value-type="float" office:value="91162" table:style-name="ce11">
            <text:p>91,162</text:p>
          </table:table-cell>
          <table:table-cell office:value-type="float" office:value="46483" table:style-name="ce11">
            <text:p>46,483</text:p>
          </table:table-cell>
          <table:table-cell office:value-type="float" office:value="44679" table:style-name="ce10">
            <text:p>44,67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577" table:style-name="ce53">
            <text:p>10,577</text:p>
          </table:table-cell>
          <table:table-cell office:value-type="float" office:value="33253" table:style-name="ce11">
            <text:p>33,253</text:p>
          </table:table-cell>
          <table:table-cell office:value-type="float" office:value="16768" table:style-name="ce11">
            <text:p>16,768</text:p>
          </table:table-cell>
          <table:table-cell office:value-type="float" office:value="16485" table:style-name="ce10">
            <text:p>16,48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247" table:style-name="ce53">
            <text:p>16,247</text:p>
          </table:table-cell>
          <table:table-cell office:value-type="float" office:value="55675" table:style-name="ce11">
            <text:p>55,675</text:p>
          </table:table-cell>
          <table:table-cell office:value-type="float" office:value="28304" table:style-name="ce11">
            <text:p>28,304</text:p>
          </table:table-cell>
          <table:table-cell office:value-type="float" office:value="27371" table:style-name="ce10">
            <text:p>27,37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095" table:style-name="ce53">
            <text:p>13,095</text:p>
          </table:table-cell>
          <table:table-cell office:value-type="float" office:value="42152" table:style-name="ce11">
            <text:p>42,152</text:p>
          </table:table-cell>
          <table:table-cell office:value-type="float" office:value="21764" table:style-name="ce11">
            <text:p>21,764</text:p>
          </table:table-cell>
          <table:table-cell office:value-type="float" office:value="20388" table:style-name="ce10">
            <text:p>20,3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4974" table:style-name="ce53">
            <text:p>14,974</text:p>
          </table:table-cell>
          <table:table-cell office:value-type="float" office:value="51516" table:style-name="ce11">
            <text:p>51,516</text:p>
          </table:table-cell>
          <table:table-cell office:value-type="float" office:value="26533" table:style-name="ce11">
            <text:p>26,533</text:p>
          </table:table-cell>
          <table:table-cell office:value-type="float" office:value="24983" table:style-name="ce10">
            <text:p>24,98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78" table:style-name="ce53">
            <text:p>4,378</text:p>
          </table:table-cell>
          <table:table-cell office:value-type="float" office:value="16939" table:style-name="ce11">
            <text:p>16,939</text:p>
          </table:table-cell>
          <table:table-cell office:value-type="float" office:value="8749" table:style-name="ce11">
            <text:p>8,749</text:p>
          </table:table-cell>
          <table:table-cell office:value-type="float" office:value="8190" table:style-name="ce10">
            <text:p>8,19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845" table:style-name="ce53">
            <text:p>9,845</text:p>
          </table:table-cell>
          <table:table-cell office:value-type="float" office:value="36756" table:style-name="ce11">
            <text:p>36,756</text:p>
          </table:table-cell>
          <table:table-cell office:value-type="float" office:value="18767" table:style-name="ce11">
            <text:p>18,767</text:p>
          </table:table-cell>
          <table:table-cell office:value-type="float" office:value="17989" table:style-name="ce10">
            <text:p>17,98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664" table:style-name="ce53">
            <text:p>12,664</text:p>
          </table:table-cell>
          <table:table-cell office:value-type="float" office:value="47479" table:style-name="ce11">
            <text:p>47,479</text:p>
          </table:table-cell>
          <table:table-cell office:value-type="float" office:value="24727" table:style-name="ce11">
            <text:p>24,727</text:p>
          </table:table-cell>
          <table:table-cell office:value-type="float" office:value="22752" table:style-name="ce10">
            <text:p>22,7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617" table:style-name="ce53">
            <text:p>10,617</text:p>
          </table:table-cell>
          <table:table-cell office:value-type="float" office:value="39344" table:style-name="ce11">
            <text:p>39,344</text:p>
          </table:table-cell>
          <table:table-cell office:value-type="float" office:value="20297" table:style-name="ce11">
            <text:p>20,297</text:p>
          </table:table-cell>
          <table:table-cell office:value-type="float" office:value="19047" table:style-name="ce10">
            <text:p>19,0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006" table:style-name="ce53">
            <text:p>14,006</text:p>
          </table:table-cell>
          <table:table-cell office:value-type="float" office:value="46142" table:style-name="ce11">
            <text:p>46,142</text:p>
          </table:table-cell>
          <table:table-cell office:value-type="float" office:value="23688" table:style-name="ce11">
            <text:p>23,688</text:p>
          </table:table-cell>
          <table:table-cell office:value-type="float" office:value="22454" table:style-name="ce10">
            <text:p>22,4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4" table:style-name="ce53">
            <text:p>6,834</text:p>
          </table:table-cell>
          <table:table-cell office:value-type="float" office:value="23881" table:style-name="ce11">
            <text:p>23,881</text:p>
          </table:table-cell>
          <table:table-cell office:value-type="float" office:value="12551" table:style-name="ce11">
            <text:p>12,551</text:p>
          </table:table-cell>
          <table:table-cell office:value-type="float" office:value="11330" table:style-name="ce10">
            <text:p>11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039" table:style-name="ce53">
            <text:p>11,039</text:p>
          </table:table-cell>
          <table:table-cell office:value-type="float" office:value="36762" table:style-name="ce11">
            <text:p>36,762</text:p>
          </table:table-cell>
          <table:table-cell office:value-type="float" office:value="19047" table:style-name="ce11">
            <text:p>19,047</text:p>
          </table:table-cell>
          <table:table-cell office:value-type="float" office:value="17715" table:style-name="ce10">
            <text:p>17,7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36" table:style-name="ce53">
            <text:p>9,036</text:p>
          </table:table-cell>
          <table:table-cell office:value-type="float" office:value="32782" table:style-name="ce11">
            <text:p>32,782</text:p>
          </table:table-cell>
          <table:table-cell office:value-type="float" office:value="17220" table:style-name="ce11">
            <text:p>17,220</text:p>
          </table:table-cell>
          <table:table-cell office:value-type="float" office:value="15562" table:style-name="ce10">
            <text:p>15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488" table:style-name="ce53">
            <text:p>10,488</text:p>
          </table:table-cell>
          <table:table-cell office:value-type="float" office:value="34788" table:style-name="ce11">
            <text:p>34,788</text:p>
          </table:table-cell>
          <table:table-cell office:value-type="float" office:value="17945" table:style-name="ce11">
            <text:p>17,945</text:p>
          </table:table-cell>
          <table:table-cell office:value-type="float" office:value="16843" table:style-name="ce10">
            <text:p>16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33" table:style-name="ce53">
            <text:p>10,933</text:p>
          </table:table-cell>
          <table:table-cell office:value-type="float" office:value="37773" table:style-name="ce11">
            <text:p>37,773</text:p>
          </table:table-cell>
          <table:table-cell office:value-type="float" office:value="19588" table:style-name="ce11">
            <text:p>19,588</text:p>
          </table:table-cell>
          <table:table-cell office:value-type="float" office:value="18185" table:style-name="ce10">
            <text:p>18,1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56" table:style-name="ce53">
            <text:p>12,856</text:p>
          </table:table-cell>
          <table:table-cell office:value-type="float" office:value="43342" table:style-name="ce11">
            <text:p>43,342</text:p>
          </table:table-cell>
          <table:table-cell office:value-type="float" office:value="22262" table:style-name="ce11">
            <text:p>22,262</text:p>
          </table:table-cell>
          <table:table-cell office:value-type="float" office:value="21080" table:style-name="ce10">
            <text:p>21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17" table:style-name="ce53">
            <text:p>5,317</text:p>
          </table:table-cell>
          <table:table-cell office:value-type="float" office:value="15500" table:style-name="ce11">
            <text:p>15,500</text:p>
          </table:table-cell>
          <table:table-cell office:value-type="float" office:value="8129" table:style-name="ce11">
            <text:p>8,129</text:p>
          </table:table-cell>
          <table:table-cell office:value-type="float" office:value="7371" table:style-name="ce10">
            <text:p>7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14" table:style-name="ce53">
            <text:p>7,914</text:p>
          </table:table-cell>
          <table:table-cell office:value-type="float" office:value="27567" table:style-name="ce11">
            <text:p>27,567</text:p>
          </table:table-cell>
          <table:table-cell office:value-type="float" office:value="14236" table:style-name="ce11">
            <text:p>14,236</text:p>
          </table:table-cell>
          <table:table-cell office:value-type="float" office:value="13331" table:style-name="ce10">
            <text:p>13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08" table:style-name="ce53">
            <text:p>9,008</text:p>
          </table:table-cell>
          <table:table-cell office:value-type="float" office:value="30797" table:style-name="ce11">
            <text:p>30,797</text:p>
          </table:table-cell>
          <table:table-cell office:value-type="float" office:value="16019" table:style-name="ce11">
            <text:p>16,019</text:p>
          </table:table-cell>
          <table:table-cell office:value-type="float" office:value="14778" table:style-name="ce10">
            <text:p>14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6" table:style-name="ce53">
            <text:p>10,136</text:p>
          </table:table-cell>
          <table:table-cell office:value-type="float" office:value="34039" table:style-name="ce11">
            <text:p>34,039</text:p>
          </table:table-cell>
          <table:table-cell office:value-type="float" office:value="17998" table:style-name="ce11">
            <text:p>17,998</text:p>
          </table:table-cell>
          <table:table-cell office:value-type="float" office:value="16041" table:style-name="ce10">
            <text:p>16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94" table:style-name="ce53">
            <text:p>5,294</text:p>
          </table:table-cell>
          <table:table-cell office:value-type="float" office:value="17284" table:style-name="ce11">
            <text:p>17,284</text:p>
          </table:table-cell>
          <table:table-cell office:value-type="float" office:value="9351" table:style-name="ce11">
            <text:p>9,351</text:p>
          </table:table-cell>
          <table:table-cell office:value-type="float" office:value="7933" table:style-name="ce10">
            <text:p>7,9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26" table:style-name="ce53">
            <text:p>4,626</text:p>
          </table:table-cell>
          <table:table-cell office:value-type="float" office:value="15491" table:style-name="ce11">
            <text:p>15,491</text:p>
          </table:table-cell>
          <table:table-cell office:value-type="float" office:value="8152" table:style-name="ce11">
            <text:p>8,152</text:p>
          </table:table-cell>
          <table:table-cell office:value-type="float" office:value="7339" table:style-name="ce10">
            <text:p>7,33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62" table:style-name="ce54">
            <text:p>8,962</text:p>
          </table:table-cell>
          <table:table-cell office:value-type="float" office:value="30391" table:style-name="ce18">
            <text:p>30,391</text:p>
          </table:table-cell>
          <table:table-cell office:value-type="float" office:value="15893" table:style-name="ce18">
            <text:p>15,893</text:p>
          </table:table-cell>
          <table:table-cell office:value-type="float" office:value="14498" table:style-name="ce17">
            <text:p>14,498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466" table:style-name="ce72">
            <text:p>177,466</text:p>
          </table:table-cell>
          <table:table-cell office:value-type="float" office:value="505163" table:style-name="ce80">
            <text:p>505,163</text:p>
          </table:table-cell>
          <table:table-cell office:value-type="float" office:value="258990" table:style-name="ce80">
            <text:p>258,990</text:p>
          </table:table-cell>
          <table:table-cell office:value-type="float" office:value="246173" table:style-name="ce74">
            <text:p>246,1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639" table:style-name="ce53">
            <text:p>34,639</text:p>
          </table:table-cell>
          <table:table-cell office:value-type="float" office:value="100960" table:style-name="ce11">
            <text:p>100,960</text:p>
          </table:table-cell>
          <table:table-cell office:value-type="float" office:value="50613" table:style-name="ce11">
            <text:p>50,613</text:p>
          </table:table-cell>
          <table:table-cell office:value-type="float" office:value="50347" table:style-name="ce10">
            <text:p>50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8993" table:style-name="ce53">
            <text:p>28,993</text:p>
          </table:table-cell>
          <table:table-cell office:value-type="float" office:value="81574" table:style-name="ce11">
            <text:p>81,574</text:p>
          </table:table-cell>
          <table:table-cell office:value-type="float" office:value="40785" table:style-name="ce11">
            <text:p>40,785</text:p>
          </table:table-cell>
          <table:table-cell office:value-type="float" office:value="40789" table:style-name="ce10">
            <text:p>40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011" table:style-name="ce53">
            <text:p>33,011</text:p>
          </table:table-cell>
          <table:table-cell office:value-type="float" office:value="98431" table:style-name="ce11">
            <text:p>98,431</text:p>
          </table:table-cell>
          <table:table-cell office:value-type="float" office:value="49773" table:style-name="ce11">
            <text:p>49,773</text:p>
          </table:table-cell>
          <table:table-cell office:value-type="float" office:value="48658" table:style-name="ce10">
            <text:p>48,6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048" table:style-name="ce53">
            <text:p>20,048</text:p>
          </table:table-cell>
          <table:table-cell office:value-type="float" office:value="55493" table:style-name="ce11">
            <text:p>55,493</text:p>
          </table:table-cell>
          <table:table-cell office:value-type="float" office:value="28509" table:style-name="ce11">
            <text:p>28,509</text:p>
          </table:table-cell>
          <table:table-cell office:value-type="float" office:value="26984" table:style-name="ce10">
            <text:p>26,9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308" table:style-name="ce53">
            <text:p>4,308</text:p>
          </table:table-cell>
          <table:table-cell office:value-type="float" office:value="11035" table:style-name="ce11">
            <text:p>11,035</text:p>
          </table:table-cell>
          <table:table-cell office:value-type="float" office:value="5745" table:style-name="ce11">
            <text:p>5,745</text:p>
          </table:table-cell>
          <table:table-cell office:value-type="float" office:value="5290" table:style-name="ce10">
            <text:p>5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18" table:style-name="ce53">
            <text:p>12,618</text:p>
          </table:table-cell>
          <table:table-cell office:value-type="float" office:value="39220" table:style-name="ce11">
            <text:p>39,220</text:p>
          </table:table-cell>
          <table:table-cell office:value-type="float" office:value="20618" table:style-name="ce11">
            <text:p>20,618</text:p>
          </table:table-cell>
          <table:table-cell office:value-type="float" office:value="18602" table:style-name="ce10">
            <text:p>18,6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818" table:style-name="ce53">
            <text:p>7,818</text:p>
          </table:table-cell>
          <table:table-cell office:value-type="float" office:value="18010" table:style-name="ce11">
            <text:p>18,010</text:p>
          </table:table-cell>
          <table:table-cell office:value-type="float" office:value="9598" table:style-name="ce11">
            <text:p>9,598</text:p>
          </table:table-cell>
          <table:table-cell office:value-type="float" office:value="8412" table:style-name="ce10">
            <text:p>8,4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49" table:style-name="ce53">
            <text:p>5,649</text:p>
          </table:table-cell>
          <table:table-cell office:value-type="float" office:value="15083" table:style-name="ce11">
            <text:p>15,083</text:p>
          </table:table-cell>
          <table:table-cell office:value-type="float" office:value="8197" table:style-name="ce11">
            <text:p>8,197</text:p>
          </table:table-cell>
          <table:table-cell office:value-type="float" office:value="6886" table:style-name="ce10">
            <text:p>6,8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49" table:style-name="ce53">
            <text:p>5,749</text:p>
          </table:table-cell>
          <table:table-cell office:value-type="float" office:value="16154" table:style-name="ce11">
            <text:p>16,154</text:p>
          </table:table-cell>
          <table:table-cell office:value-type="float" office:value="8494" table:style-name="ce11">
            <text:p>8,494</text:p>
          </table:table-cell>
          <table:table-cell office:value-type="float" office:value="7660" table:style-name="ce10">
            <text:p>7,6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303" table:style-name="ce53">
            <text:p>7,303</text:p>
          </table:table-cell>
          <table:table-cell office:value-type="float" office:value="19098" table:style-name="ce11">
            <text:p>19,098</text:p>
          </table:table-cell>
          <table:table-cell office:value-type="float" office:value="10320" table:style-name="ce11">
            <text:p>10,320</text:p>
          </table:table-cell>
          <table:table-cell office:value-type="float" office:value="8778" table:style-name="ce10">
            <text:p>8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62" table:style-name="ce53">
            <text:p>7,162</text:p>
          </table:table-cell>
          <table:table-cell office:value-type="float" office:value="18015" table:style-name="ce11">
            <text:p>18,015</text:p>
          </table:table-cell>
          <table:table-cell office:value-type="float" office:value="9443" table:style-name="ce11">
            <text:p>9,443</text:p>
          </table:table-cell>
          <table:table-cell office:value-type="float" office:value="8572" table:style-name="ce10">
            <text:p>8,5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36" table:style-name="ce53">
            <text:p>5,236</text:p>
          </table:table-cell>
          <table:table-cell office:value-type="float" office:value="16381" table:style-name="ce11">
            <text:p>16,381</text:p>
          </table:table-cell>
          <table:table-cell office:value-type="float" office:value="8773" table:style-name="ce11">
            <text:p>8,773</text:p>
          </table:table-cell>
          <table:table-cell office:value-type="float" office:value="7608" table:style-name="ce10">
            <text:p>7,60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32" table:style-name="ce54">
            <text:p>4,932</text:p>
          </table:table-cell>
          <table:table-cell office:value-type="float" office:value="15709" table:style-name="ce18">
            <text:p>15,709</text:p>
          </table:table-cell>
          <table:table-cell office:value-type="float" office:value="8122" table:style-name="ce18">
            <text:p>8,122</text:p>
          </table:table-cell>
          <table:table-cell office:value-type="float" office:value="7587" table:style-name="ce17">
            <text:p>7,58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9481" table:style-name="ce72">
            <text:p>239,481</text:p>
          </table:table-cell>
          <table:table-cell office:value-type="float" office:value="694873" table:style-name="ce80">
            <text:p>694,873</text:p>
          </table:table-cell>
          <table:table-cell office:value-type="float" office:value="360980" table:style-name="ce80">
            <text:p>360,980</text:p>
          </table:table-cell>
          <table:table-cell office:value-type="float" office:value="333893" table:style-name="ce74">
            <text:p>333,8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7868" table:style-name="ce53">
            <text:p>37,868</text:p>
          </table:table-cell>
          <table:table-cell office:value-type="float" office:value="108401" table:style-name="ce11">
            <text:p>108,401</text:p>
          </table:table-cell>
          <table:table-cell office:value-type="float" office:value="54053" table:style-name="ce11">
            <text:p>54,053</text:p>
          </table:table-cell>
          <table:table-cell office:value-type="float" office:value="54348" table:style-name="ce10">
            <text:p>54,3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21" table:style-name="ce53">
            <text:p>15,821</text:p>
          </table:table-cell>
          <table:table-cell office:value-type="float" office:value="45227" table:style-name="ce11">
            <text:p>45,227</text:p>
          </table:table-cell>
          <table:table-cell office:value-type="float" office:value="22997" table:style-name="ce11">
            <text:p>22,997</text:p>
          </table:table-cell>
          <table:table-cell office:value-type="float" office:value="22230" table:style-name="ce10">
            <text:p>22,2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755" table:style-name="ce53">
            <text:p>24,755</text:p>
          </table:table-cell>
          <table:table-cell office:value-type="float" office:value="70815" table:style-name="ce11">
            <text:p>70,815</text:p>
          </table:table-cell>
          <table:table-cell office:value-type="float" office:value="35891" table:style-name="ce11">
            <text:p>35,891</text:p>
          </table:table-cell>
          <table:table-cell office:value-type="float" office:value="34924" table:style-name="ce10">
            <text:p>34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598" table:style-name="ce53">
            <text:p>14,598</text:p>
          </table:table-cell>
          <table:table-cell office:value-type="float" office:value="46597" table:style-name="ce11">
            <text:p>46,597</text:p>
          </table:table-cell>
          <table:table-cell office:value-type="float" office:value="23584" table:style-name="ce11">
            <text:p>23,584</text:p>
          </table:table-cell>
          <table:table-cell office:value-type="float" office:value="23013" table:style-name="ce10">
            <text:p>23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15" table:style-name="ce53">
            <text:p>9,315</text:p>
          </table:table-cell>
          <table:table-cell office:value-type="float" office:value="29275" table:style-name="ce11">
            <text:p>29,275</text:p>
          </table:table-cell>
          <table:table-cell office:value-type="float" office:value="15282" table:style-name="ce11">
            <text:p>15,282</text:p>
          </table:table-cell>
          <table:table-cell office:value-type="float" office:value="13993" table:style-name="ce10">
            <text:p>13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22" table:style-name="ce53">
            <text:p>15,922</text:p>
          </table:table-cell>
          <table:table-cell office:value-type="float" office:value="40658" table:style-name="ce11">
            <text:p>40,658</text:p>
          </table:table-cell>
          <table:table-cell office:value-type="float" office:value="21067" table:style-name="ce11">
            <text:p>21,067</text:p>
          </table:table-cell>
          <table:table-cell office:value-type="float" office:value="19591" table:style-name="ce10">
            <text:p>19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61" table:style-name="ce53">
            <text:p>10,961</text:p>
          </table:table-cell>
          <table:table-cell office:value-type="float" office:value="31995" table:style-name="ce11">
            <text:p>31,995</text:p>
          </table:table-cell>
          <table:table-cell office:value-type="float" office:value="16860" table:style-name="ce11">
            <text:p>16,860</text:p>
          </table:table-cell>
          <table:table-cell office:value-type="float" office:value="15135" table:style-name="ce10">
            <text:p>15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708" table:style-name="ce53">
            <text:p>6,708</text:p>
          </table:table-cell>
          <table:table-cell office:value-type="float" office:value="19480" table:style-name="ce11">
            <text:p>19,480</text:p>
          </table:table-cell>
          <table:table-cell office:value-type="float" office:value="10458" table:style-name="ce11">
            <text:p>10,458</text:p>
          </table:table-cell>
          <table:table-cell office:value-type="float" office:value="9022" table:style-name="ce10">
            <text:p>9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14" table:style-name="ce53">
            <text:p>9,314</text:p>
          </table:table-cell>
          <table:table-cell office:value-type="float" office:value="29089" table:style-name="ce11">
            <text:p>29,089</text:p>
          </table:table-cell>
          <table:table-cell office:value-type="float" office:value="15292" table:style-name="ce11">
            <text:p>15,292</text:p>
          </table:table-cell>
          <table:table-cell office:value-type="float" office:value="13797" table:style-name="ce10">
            <text:p>13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5978" table:style-name="ce53">
            <text:p>5,978</text:p>
          </table:table-cell>
          <table:table-cell office:value-type="float" office:value="18453" table:style-name="ce11">
            <text:p>18,453</text:p>
          </table:table-cell>
          <table:table-cell office:value-type="float" office:value="9635" table:style-name="ce11">
            <text:p>9,635</text:p>
          </table:table-cell>
          <table:table-cell office:value-type="float" office:value="8818" table:style-name="ce10">
            <text:p>8,8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0" table:style-name="ce53">
            <text:p>8,920</text:p>
          </table:table-cell>
          <table:table-cell office:value-type="float" office:value="27518" table:style-name="ce11">
            <text:p>27,518</text:p>
          </table:table-cell>
          <table:table-cell office:value-type="float" office:value="14743" table:style-name="ce11">
            <text:p>14,743</text:p>
          </table:table-cell>
          <table:table-cell office:value-type="float" office:value="12775" table:style-name="ce10">
            <text:p>12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9" table:style-name="ce53">
            <text:p>8,519</text:p>
          </table:table-cell>
          <table:table-cell office:value-type="float" office:value="25083" table:style-name="ce11">
            <text:p>25,083</text:p>
          </table:table-cell>
          <table:table-cell office:value-type="float" office:value="13282" table:style-name="ce11">
            <text:p>13,282</text:p>
          </table:table-cell>
          <table:table-cell office:value-type="float" office:value="11801" table:style-name="ce10">
            <text:p>11,8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178" table:style-name="ce53">
            <text:p>14,178</text:p>
          </table:table-cell>
          <table:table-cell office:value-type="float" office:value="45126" table:style-name="ce11">
            <text:p>45,126</text:p>
          </table:table-cell>
          <table:table-cell office:value-type="float" office:value="22716" table:style-name="ce11">
            <text:p>22,716</text:p>
          </table:table-cell>
          <table:table-cell office:value-type="float" office:value="22410" table:style-name="ce10">
            <text:p>22,4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14" table:style-name="ce53">
            <text:p>5,714</text:p>
          </table:table-cell>
          <table:table-cell office:value-type="float" office:value="15120" table:style-name="ce11">
            <text:p>15,120</text:p>
          </table:table-cell>
          <table:table-cell office:value-type="float" office:value="8338" table:style-name="ce11">
            <text:p>8,338</text:p>
          </table:table-cell>
          <table:table-cell office:value-type="float" office:value="6782" table:style-name="ce10">
            <text:p>6,7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50" table:style-name="ce53">
            <text:p>4,450</text:p>
          </table:table-cell>
          <table:table-cell office:value-type="float" office:value="13167" table:style-name="ce11">
            <text:p>13,167</text:p>
          </table:table-cell>
          <table:table-cell office:value-type="float" office:value="7093" table:style-name="ce11">
            <text:p>7,093</text:p>
          </table:table-cell>
          <table:table-cell office:value-type="float" office:value="6074" table:style-name="ce10">
            <text:p>6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27" table:style-name="ce53">
            <text:p>8,727</text:p>
          </table:table-cell>
          <table:table-cell office:value-type="float" office:value="24212" table:style-name="ce11">
            <text:p>24,212</text:p>
          </table:table-cell>
          <table:table-cell office:value-type="float" office:value="12968" table:style-name="ce11">
            <text:p>12,968</text:p>
          </table:table-cell>
          <table:table-cell office:value-type="float" office:value="11244" table:style-name="ce10">
            <text:p>11,2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308" table:style-name="ce53">
            <text:p>9,308</text:p>
          </table:table-cell>
          <table:table-cell office:value-type="float" office:value="26361" table:style-name="ce11">
            <text:p>26,361</text:p>
          </table:table-cell>
          <table:table-cell office:value-type="float" office:value="14390" table:style-name="ce11">
            <text:p>14,390</text:p>
          </table:table-cell>
          <table:table-cell office:value-type="float" office:value="11971" table:style-name="ce10">
            <text:p>11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56" table:style-name="ce53">
            <text:p>8,856</text:p>
          </table:table-cell>
          <table:table-cell office:value-type="float" office:value="24151" table:style-name="ce11">
            <text:p>24,151</text:p>
          </table:table-cell>
          <table:table-cell office:value-type="float" office:value="13124" table:style-name="ce11">
            <text:p>13,124</text:p>
          </table:table-cell>
          <table:table-cell office:value-type="float" office:value="11027" table:style-name="ce10">
            <text:p>11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34" table:style-name="ce53">
            <text:p>9,534</text:p>
          </table:table-cell>
          <table:table-cell office:value-type="float" office:value="28074" table:style-name="ce11">
            <text:p>28,074</text:p>
          </table:table-cell>
          <table:table-cell office:value-type="float" office:value="14933" table:style-name="ce11">
            <text:p>14,933</text:p>
          </table:table-cell>
          <table:table-cell office:value-type="float" office:value="13141" table:style-name="ce10">
            <text:p>13,14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10035" table:style-name="ce54">
            <text:p>10,035</text:p>
          </table:table-cell>
          <table:table-cell office:value-type="float" office:value="26071" table:style-name="ce18">
            <text:p>26,071</text:p>
          </table:table-cell>
          <table:table-cell office:value-type="float" office:value="14274" table:style-name="ce18">
            <text:p>14,274</text:p>
          </table:table-cell>
          <table:table-cell office:value-type="float" office:value="11797" table:style-name="ce17">
            <text:p>11,79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488" table:style-name="ce72">
            <text:p>182,488</text:p>
          </table:table-cell>
          <table:table-cell office:value-type="float" office:value="515320" table:style-name="ce80">
            <text:p>515,320</text:p>
          </table:table-cell>
          <table:table-cell office:value-type="float" office:value="268109" table:style-name="ce80">
            <text:p>268,109</text:p>
          </table:table-cell>
          <table:table-cell office:value-type="float" office:value="247211" table:style-name="ce74">
            <text:p>247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664" table:style-name="ce53">
            <text:p>12,664</text:p>
          </table:table-cell>
          <table:table-cell office:value-type="float" office:value="37497" table:style-name="ce11">
            <text:p>37,497</text:p>
          </table:table-cell>
          <table:table-cell office:value-type="float" office:value="19255" table:style-name="ce11">
            <text:p>19,255</text:p>
          </table:table-cell>
          <table:table-cell office:value-type="float" office:value="18242" table:style-name="ce10">
            <text:p>18,2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35" table:style-name="ce53">
            <text:p>15,635</text:p>
          </table:table-cell>
          <table:table-cell office:value-type="float" office:value="42585" table:style-name="ce11">
            <text:p>42,585</text:p>
          </table:table-cell>
          <table:table-cell office:value-type="float" office:value="21542" table:style-name="ce11">
            <text:p>21,542</text:p>
          </table:table-cell>
          <table:table-cell office:value-type="float" office:value="21043" table:style-name="ce10">
            <text:p>21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96" table:style-name="ce53">
            <text:p>9,996</text:p>
          </table:table-cell>
          <table:table-cell office:value-type="float" office:value="27509" table:style-name="ce11">
            <text:p>27,509</text:p>
          </table:table-cell>
          <table:table-cell office:value-type="float" office:value="14058" table:style-name="ce11">
            <text:p>14,058</text:p>
          </table:table-cell>
          <table:table-cell office:value-type="float" office:value="13451" table:style-name="ce10">
            <text:p>13,4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59" table:style-name="ce53">
            <text:p>11,359</text:p>
          </table:table-cell>
          <table:table-cell office:value-type="float" office:value="31379" table:style-name="ce11">
            <text:p>31,379</text:p>
          </table:table-cell>
          <table:table-cell office:value-type="float" office:value="16058" table:style-name="ce11">
            <text:p>16,058</text:p>
          </table:table-cell>
          <table:table-cell office:value-type="float" office:value="15321" table:style-name="ce10">
            <text:p>15,3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683" table:style-name="ce53">
            <text:p>24,683</text:p>
          </table:table-cell>
          <table:table-cell office:value-type="float" office:value="71834" table:style-name="ce11">
            <text:p>71,834</text:p>
          </table:table-cell>
          <table:table-cell office:value-type="float" office:value="36802" table:style-name="ce11">
            <text:p>36,802</text:p>
          </table:table-cell>
          <table:table-cell office:value-type="float" office:value="35032" table:style-name="ce10">
            <text:p>35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72" table:style-name="ce53">
            <text:p>5,372</text:p>
          </table:table-cell>
          <table:table-cell office:value-type="float" office:value="14933" table:style-name="ce11">
            <text:p>14,933</text:p>
          </table:table-cell>
          <table:table-cell office:value-type="float" office:value="7992" table:style-name="ce11">
            <text:p>7,992</text:p>
          </table:table-cell>
          <table:table-cell office:value-type="float" office:value="6941" table:style-name="ce10">
            <text:p>6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58" table:style-name="ce53">
            <text:p>10,658</text:p>
          </table:table-cell>
          <table:table-cell office:value-type="float" office:value="32385" table:style-name="ce11">
            <text:p>32,385</text:p>
          </table:table-cell>
          <table:table-cell office:value-type="float" office:value="17049" table:style-name="ce11">
            <text:p>17,049</text:p>
          </table:table-cell>
          <table:table-cell office:value-type="float" office:value="15336" table:style-name="ce10">
            <text:p>15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28" table:style-name="ce53">
            <text:p>8,928</text:p>
          </table:table-cell>
          <table:table-cell office:value-type="float" office:value="23787" table:style-name="ce11">
            <text:p>23,787</text:p>
          </table:table-cell>
          <table:table-cell office:value-type="float" office:value="12656" table:style-name="ce11">
            <text:p>12,656</text:p>
          </table:table-cell>
          <table:table-cell office:value-type="float" office:value="11131" table:style-name="ce10">
            <text:p>11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90" table:style-name="ce53">
            <text:p>9,290</text:p>
          </table:table-cell>
          <table:table-cell office:value-type="float" office:value="25307" table:style-name="ce11">
            <text:p>25,307</text:p>
          </table:table-cell>
          <table:table-cell office:value-type="float" office:value="13423" table:style-name="ce11">
            <text:p>13,423</text:p>
          </table:table-cell>
          <table:table-cell office:value-type="float" office:value="11884" table:style-name="ce10">
            <text:p>11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64" table:style-name="ce53">
            <text:p>7,464</text:p>
          </table:table-cell>
          <table:table-cell office:value-type="float" office:value="18822" table:style-name="ce11">
            <text:p>18,822</text:p>
          </table:table-cell>
          <table:table-cell office:value-type="float" office:value="9776" table:style-name="ce11">
            <text:p>9,776</text:p>
          </table:table-cell>
          <table:table-cell office:value-type="float" office:value="9046" table:style-name="ce10">
            <text:p>9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84" table:style-name="ce53">
            <text:p>5,784</text:p>
          </table:table-cell>
          <table:table-cell office:value-type="float" office:value="15808" table:style-name="ce11">
            <text:p>15,808</text:p>
          </table:table-cell>
          <table:table-cell office:value-type="float" office:value="8497" table:style-name="ce11">
            <text:p>8,497</text:p>
          </table:table-cell>
          <table:table-cell office:value-type="float" office:value="7311" table:style-name="ce10">
            <text:p>7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20" table:style-name="ce53">
            <text:p>18,020</text:p>
          </table:table-cell>
          <table:table-cell office:value-type="float" office:value="50084" table:style-name="ce11">
            <text:p>50,084</text:p>
          </table:table-cell>
          <table:table-cell office:value-type="float" office:value="25835" table:style-name="ce11">
            <text:p>25,835</text:p>
          </table:table-cell>
          <table:table-cell office:value-type="float" office:value="24249" table:style-name="ce10">
            <text:p>24,2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54" table:style-name="ce53">
            <text:p>15,954</text:p>
          </table:table-cell>
          <table:table-cell office:value-type="float" office:value="45395" table:style-name="ce11">
            <text:p>45,395</text:p>
          </table:table-cell>
          <table:table-cell office:value-type="float" office:value="23595" table:style-name="ce11">
            <text:p>23,595</text:p>
          </table:table-cell>
          <table:table-cell office:value-type="float" office:value="21800" table:style-name="ce10">
            <text:p>21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33" table:style-name="ce53">
            <text:p>11,733</text:p>
          </table:table-cell>
          <table:table-cell office:value-type="float" office:value="36226" table:style-name="ce11">
            <text:p>36,226</text:p>
          </table:table-cell>
          <table:table-cell office:value-type="float" office:value="19327" table:style-name="ce11">
            <text:p>19,327</text:p>
          </table:table-cell>
          <table:table-cell office:value-type="float" office:value="16899" table:style-name="ce10">
            <text:p>16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76" table:style-name="ce53">
            <text:p>6,776</text:p>
          </table:table-cell>
          <table:table-cell office:value-type="float" office:value="19800" table:style-name="ce11">
            <text:p>19,800</text:p>
          </table:table-cell>
          <table:table-cell office:value-type="float" office:value="10535" table:style-name="ce11">
            <text:p>10,535</text:p>
          </table:table-cell>
          <table:table-cell office:value-type="float" office:value="9265" table:style-name="ce10">
            <text:p>9,2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79" table:style-name="ce53">
            <text:p>4,279</text:p>
          </table:table-cell>
          <table:table-cell office:value-type="float" office:value="11695" table:style-name="ce11">
            <text:p>11,695</text:p>
          </table:table-cell>
          <table:table-cell office:value-type="float" office:value="6320" table:style-name="ce11">
            <text:p>6,320</text:p>
          </table:table-cell>
          <table:table-cell office:value-type="float" office:value="5375" table:style-name="ce10">
            <text:p>5,3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40" table:style-name="ce53">
            <text:p>1,940</text:p>
          </table:table-cell>
          <table:table-cell office:value-type="float" office:value="4610" table:style-name="ce11">
            <text:p>4,610</text:p>
          </table:table-cell>
          <table:table-cell office:value-type="float" office:value="2390" table:style-name="ce11">
            <text:p>2,390</text:p>
          </table:table-cell>
          <table:table-cell office:value-type="float" office:value="2220" table:style-name="ce10">
            <text:p>2,22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53" table:style-name="ce54">
            <text:p>1,953</text:p>
          </table:table-cell>
          <table:table-cell office:value-type="float" office:value="5664" table:style-name="ce18">
            <text:p>5,664</text:p>
          </table:table-cell>
          <table:table-cell office:value-type="float" office:value="2999" table:style-name="ce18">
            <text:p>2,999</text:p>
          </table:table-cell>
          <table:table-cell office:value-type="float" office:value="2665" table:style-name="ce17">
            <text:p>2,665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5804" table:style-name="ce72">
            <text:p>285,804</text:p>
          </table:table-cell>
          <table:table-cell office:value-type="float" office:value="835792" table:style-name="ce80">
            <text:p>835,792</text:p>
          </table:table-cell>
          <table:table-cell office:value-type="float" office:value="427747" table:style-name="ce80">
            <text:p>427,747</text:p>
          </table:table-cell>
          <table:table-cell office:value-type="float" office:value="408045" table:style-name="ce74">
            <text:p>408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3990" table:style-name="ce53">
            <text:p>73,990</text:p>
          </table:table-cell>
          <table:table-cell office:value-type="float" office:value="201644" table:style-name="ce11">
            <text:p>201,644</text:p>
          </table:table-cell>
          <table:table-cell office:value-type="float" office:value="99882" table:style-name="ce11">
            <text:p>99,882</text:p>
          </table:table-cell>
          <table:table-cell office:value-type="float" office:value="101762" table:style-name="ce10">
            <text:p>101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401" table:style-name="ce53">
            <text:p>19,401</text:p>
          </table:table-cell>
          <table:table-cell office:value-type="float" office:value="54703" table:style-name="ce11">
            <text:p>54,703</text:p>
          </table:table-cell>
          <table:table-cell office:value-type="float" office:value="27366" table:style-name="ce11">
            <text:p>27,366</text:p>
          </table:table-cell>
          <table:table-cell office:value-type="float" office:value="27337" table:style-name="ce10">
            <text:p>27,3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636" table:style-name="ce53">
            <text:p>16,636</text:p>
          </table:table-cell>
          <table:table-cell office:value-type="float" office:value="48097" table:style-name="ce11">
            <text:p>48,097</text:p>
          </table:table-cell>
          <table:table-cell office:value-type="float" office:value="24338" table:style-name="ce11">
            <text:p>24,338</text:p>
          </table:table-cell>
          <table:table-cell office:value-type="float" office:value="23759" table:style-name="ce10">
            <text:p>23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14" table:style-name="ce53">
            <text:p>11,514</text:p>
          </table:table-cell>
          <table:table-cell office:value-type="float" office:value="30783" table:style-name="ce11">
            <text:p>30,783</text:p>
          </table:table-cell>
          <table:table-cell office:value-type="float" office:value="15770" table:style-name="ce11">
            <text:p>15,770</text:p>
          </table:table-cell>
          <table:table-cell office:value-type="float" office:value="15013" table:style-name="ce10">
            <text:p>15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880" table:style-name="ce53">
            <text:p>14,880</text:p>
          </table:table-cell>
          <table:table-cell office:value-type="float" office:value="51261" table:style-name="ce11">
            <text:p>51,261</text:p>
          </table:table-cell>
          <table:table-cell office:value-type="float" office:value="26551" table:style-name="ce11">
            <text:p>26,551</text:p>
          </table:table-cell>
          <table:table-cell office:value-type="float" office:value="24710" table:style-name="ce10">
            <text:p>24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098" table:style-name="ce53">
            <text:p>10,098</text:p>
          </table:table-cell>
          <table:table-cell office:value-type="float" office:value="30159" table:style-name="ce11">
            <text:p>30,159</text:p>
          </table:table-cell>
          <table:table-cell office:value-type="float" office:value="15702" table:style-name="ce11">
            <text:p>15,702</text:p>
          </table:table-cell>
          <table:table-cell office:value-type="float" office:value="14457" table:style-name="ce10">
            <text:p>14,4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781" table:style-name="ce53">
            <text:p>3,781</text:p>
          </table:table-cell>
          <table:table-cell office:value-type="float" office:value="11125" table:style-name="ce11">
            <text:p>11,125</text:p>
          </table:table-cell>
          <table:table-cell office:value-type="float" office:value="5787" table:style-name="ce11">
            <text:p>5,787</text:p>
          </table:table-cell>
          <table:table-cell office:value-type="float" office:value="5338" table:style-name="ce10">
            <text:p>5,3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40" table:style-name="ce53">
            <text:p>6,940</text:p>
          </table:table-cell>
          <table:table-cell office:value-type="float" office:value="22083" table:style-name="ce11">
            <text:p>22,083</text:p>
          </table:table-cell>
          <table:table-cell office:value-type="float" office:value="11431" table:style-name="ce11">
            <text:p>11,431</text:p>
          </table:table-cell>
          <table:table-cell office:value-type="float" office:value="10652" table:style-name="ce10">
            <text:p>10,6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82" table:style-name="ce53">
            <text:p>8,182</text:p>
          </table:table-cell>
          <table:table-cell office:value-type="float" office:value="26995" table:style-name="ce11">
            <text:p>26,995</text:p>
          </table:table-cell>
          <table:table-cell office:value-type="float" office:value="13721" table:style-name="ce11">
            <text:p>13,721</text:p>
          </table:table-cell>
          <table:table-cell office:value-type="float" office:value="13274" table:style-name="ce10">
            <text:p>13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44" table:style-name="ce53">
            <text:p>7,844</text:p>
          </table:table-cell>
          <table:table-cell office:value-type="float" office:value="26199" table:style-name="ce11">
            <text:p>26,199</text:p>
          </table:table-cell>
          <table:table-cell office:value-type="float" office:value="13616" table:style-name="ce11">
            <text:p>13,616</text:p>
          </table:table-cell>
          <table:table-cell office:value-type="float" office:value="12583" table:style-name="ce10">
            <text:p>12,5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20" table:style-name="ce53">
            <text:p>9,320</text:p>
          </table:table-cell>
          <table:table-cell office:value-type="float" office:value="24882" table:style-name="ce11">
            <text:p>24,882</text:p>
          </table:table-cell>
          <table:table-cell office:value-type="float" office:value="13245" table:style-name="ce11">
            <text:p>13,245</text:p>
          </table:table-cell>
          <table:table-cell office:value-type="float" office:value="11637" table:style-name="ce10">
            <text:p>11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01" table:style-name="ce53">
            <text:p>6,501</text:p>
          </table:table-cell>
          <table:table-cell office:value-type="float" office:value="20609" table:style-name="ce11">
            <text:p>20,609</text:p>
          </table:table-cell>
          <table:table-cell office:value-type="float" office:value="10767" table:style-name="ce11">
            <text:p>10,767</text:p>
          </table:table-cell>
          <table:table-cell office:value-type="float" office:value="9842" table:style-name="ce10">
            <text:p>9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564" table:style-name="ce53">
            <text:p>18,564</text:p>
          </table:table-cell>
          <table:table-cell office:value-type="float" office:value="55181" table:style-name="ce11">
            <text:p>55,181</text:p>
          </table:table-cell>
          <table:table-cell office:value-type="float" office:value="28530" table:style-name="ce11">
            <text:p>28,530</text:p>
          </table:table-cell>
          <table:table-cell office:value-type="float" office:value="26651" table:style-name="ce10">
            <text:p>26,6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40" table:style-name="ce53">
            <text:p>5,640</text:p>
          </table:table-cell>
          <table:table-cell office:value-type="float" office:value="17351" table:style-name="ce11">
            <text:p>17,351</text:p>
          </table:table-cell>
          <table:table-cell office:value-type="float" office:value="9190" table:style-name="ce11">
            <text:p>9,190</text:p>
          </table:table-cell>
          <table:table-cell office:value-type="float" office:value="8161" table:style-name="ce10">
            <text:p>8,1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4" table:style-name="ce53">
            <text:p>3,424</text:p>
          </table:table-cell>
          <table:table-cell office:value-type="float" office:value="9927" table:style-name="ce11">
            <text:p>9,927</text:p>
          </table:table-cell>
          <table:table-cell office:value-type="float" office:value="5275" table:style-name="ce11">
            <text:p>5,275</text:p>
          </table:table-cell>
          <table:table-cell office:value-type="float" office:value="4652" table:style-name="ce10">
            <text:p>4,6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27" table:style-name="ce53">
            <text:p>8,527</text:p>
          </table:table-cell>
          <table:table-cell office:value-type="float" office:value="24826" table:style-name="ce11">
            <text:p>24,826</text:p>
          </table:table-cell>
          <table:table-cell office:value-type="float" office:value="13023" table:style-name="ce11">
            <text:p>13,023</text:p>
          </table:table-cell>
          <table:table-cell office:value-type="float" office:value="11803" table:style-name="ce10">
            <text:p>11,8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781" table:style-name="ce53">
            <text:p>11,781</text:p>
          </table:table-cell>
          <table:table-cell office:value-type="float" office:value="35680" table:style-name="ce11">
            <text:p>35,680</text:p>
          </table:table-cell>
          <table:table-cell office:value-type="float" office:value="18492" table:style-name="ce11">
            <text:p>18,492</text:p>
          </table:table-cell>
          <table:table-cell office:value-type="float" office:value="17188" table:style-name="ce10">
            <text:p>17,1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77" table:style-name="ce53">
            <text:p>4,477</text:p>
          </table:table-cell>
          <table:table-cell office:value-type="float" office:value="15916" table:style-name="ce11">
            <text:p>15,916</text:p>
          </table:table-cell>
          <table:table-cell office:value-type="float" office:value="8070" table:style-name="ce11">
            <text:p>8,070</text:p>
          </table:table-cell>
          <table:table-cell office:value-type="float" office:value="7846" table:style-name="ce10">
            <text:p>7,8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82" table:style-name="ce53">
            <text:p>6,782</text:p>
          </table:table-cell>
          <table:table-cell office:value-type="float" office:value="18317" table:style-name="ce11">
            <text:p>18,317</text:p>
          </table:table-cell>
          <table:table-cell office:value-type="float" office:value="9395" table:style-name="ce11">
            <text:p>9,395</text:p>
          </table:table-cell>
          <table:table-cell office:value-type="float" office:value="8922" table:style-name="ce10">
            <text:p>8,9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20" table:style-name="ce53">
            <text:p>3,720</text:p>
          </table:table-cell>
          <table:table-cell office:value-type="float" office:value="10808" table:style-name="ce11">
            <text:p>10,808</text:p>
          </table:table-cell>
          <table:table-cell office:value-type="float" office:value="5533" table:style-name="ce11">
            <text:p>5,533</text:p>
          </table:table-cell>
          <table:table-cell office:value-type="float" office:value="5275" table:style-name="ce10">
            <text:p>5,2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8" table:style-name="ce53">
            <text:p>6,988</text:p>
          </table:table-cell>
          <table:table-cell office:value-type="float" office:value="19689" table:style-name="ce11">
            <text:p>19,689</text:p>
          </table:table-cell>
          <table:table-cell office:value-type="float" office:value="10228" table:style-name="ce11">
            <text:p>10,228</text:p>
          </table:table-cell>
          <table:table-cell office:value-type="float" office:value="9461" table:style-name="ce10">
            <text:p>9,4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32" table:style-name="ce53">
            <text:p>4,432</text:p>
          </table:table-cell>
          <table:table-cell office:value-type="float" office:value="12423" table:style-name="ce11">
            <text:p>12,423</text:p>
          </table:table-cell>
          <table:table-cell office:value-type="float" office:value="6834" table:style-name="ce11">
            <text:p>6,834</text:p>
          </table:table-cell>
          <table:table-cell office:value-type="float" office:value="5589" table:style-name="ce10">
            <text:p>5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0" table:style-name="ce53">
            <text:p>3,480</text:p>
          </table:table-cell>
          <table:table-cell office:value-type="float" office:value="8741" table:style-name="ce11">
            <text:p>8,741</text:p>
          </table:table-cell>
          <table:table-cell office:value-type="float" office:value="4707" table:style-name="ce11">
            <text:p>4,707</text:p>
          </table:table-cell>
          <table:table-cell office:value-type="float" office:value="4034" table:style-name="ce10">
            <text:p>4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7" table:style-name="ce53">
            <text:p>3,017</text:p>
          </table:table-cell>
          <table:table-cell office:value-type="float" office:value="7847" table:style-name="ce11">
            <text:p>7,847</text:p>
          </table:table-cell>
          <table:table-cell office:value-type="float" office:value="4284" table:style-name="ce11">
            <text:p>4,284</text:p>
          </table:table-cell>
          <table:table-cell office:value-type="float" office:value="3563" table:style-name="ce10">
            <text:p>3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17" table:style-name="ce53">
            <text:p>2,117</text:p>
          </table:table-cell>
          <table:table-cell office:value-type="float" office:value="5535" table:style-name="ce11">
            <text:p>5,535</text:p>
          </table:table-cell>
          <table:table-cell office:value-type="float" office:value="2950" table:style-name="ce11">
            <text:p>2,950</text:p>
          </table:table-cell>
          <table:table-cell office:value-type="float" office:value="2585" table:style-name="ce10">
            <text:p>2,5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06" table:style-name="ce53">
            <text:p>2,306</text:p>
          </table:table-cell>
          <table:table-cell office:value-type="float" office:value="7662" table:style-name="ce11">
            <text:p>7,662</text:p>
          </table:table-cell>
          <table:table-cell office:value-type="float" office:value="3863" table:style-name="ce11">
            <text:p>3,863</text:p>
          </table:table-cell>
          <table:table-cell office:value-type="float" office:value="3799" table:style-name="ce10">
            <text:p>3,7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3" table:style-name="ce53">
            <text:p>1,053</text:p>
          </table:table-cell>
          <table:table-cell office:value-type="float" office:value="3285" table:style-name="ce11">
            <text:p>3,285</text:p>
          </table:table-cell>
          <table:table-cell office:value-type="float" office:value="1688" table:style-name="ce11">
            <text:p>1,688</text:p>
          </table:table-cell>
          <table:table-cell office:value-type="float" office:value="1597" table:style-name="ce10">
            <text:p>1,5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45" table:style-name="ce53">
            <text:p>2,045</text:p>
          </table:table-cell>
          <table:table-cell office:value-type="float" office:value="6773" table:style-name="ce11">
            <text:p>6,773</text:p>
          </table:table-cell>
          <table:table-cell office:value-type="float" office:value="3451" table:style-name="ce11">
            <text:p>3,451</text:p>
          </table:table-cell>
          <table:table-cell office:value-type="float" office:value="3322" table:style-name="ce10">
            <text:p>3,3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31" table:style-name="ce53">
            <text:p>1,331</text:p>
          </table:table-cell>
          <table:table-cell office:value-type="float" office:value="5262" table:style-name="ce11">
            <text:p>5,262</text:p>
          </table:table-cell>
          <table:table-cell office:value-type="float" office:value="2763" table:style-name="ce11">
            <text:p>2,763</text:p>
          </table:table-cell>
          <table:table-cell office:value-type="float" office:value="2499" table:style-name="ce10">
            <text:p>2,4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33" table:style-name="ce53">
            <text:p>2,233</text:p>
          </table:table-cell>
          <table:table-cell office:value-type="float" office:value="7494" table:style-name="ce11">
            <text:p>7,494</text:p>
          </table:table-cell>
          <table:table-cell office:value-type="float" office:value="3808" table:style-name="ce11">
            <text:p>3,808</text:p>
          </table:table-cell>
          <table:table-cell office:value-type="float" office:value="3686" table:style-name="ce10">
            <text:p>3,6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67" table:style-name="ce53">
            <text:p>1,367</text:p>
          </table:table-cell>
          <table:table-cell office:value-type="float" office:value="4855" table:style-name="ce11">
            <text:p>4,855</text:p>
          </table:table-cell>
          <table:table-cell office:value-type="float" office:value="2499" table:style-name="ce11">
            <text:p>2,499</text:p>
          </table:table-cell>
          <table:table-cell office:value-type="float" office:value="2356" table:style-name="ce10">
            <text:p>2,3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45" table:style-name="ce53">
            <text:p>1,545</text:p>
          </table:table-cell>
          <table:table-cell office:value-type="float" office:value="4827" table:style-name="ce11">
            <text:p>4,827</text:p>
          </table:table-cell>
          <table:table-cell office:value-type="float" office:value="2499" table:style-name="ce11">
            <text:p>2,499</text:p>
          </table:table-cell>
          <table:table-cell office:value-type="float" office:value="2328" table:style-name="ce10">
            <text:p>2,32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888" table:style-name="ce54">
            <text:p>1,888</text:p>
          </table:table-cell>
          <table:table-cell office:value-type="float" office:value="4853" table:style-name="ce18">
            <text:p>4,853</text:p>
          </table:table-cell>
          <table:table-cell office:value-type="float" office:value="2489" table:style-name="ce18">
            <text:p>2,489</text:p>
          </table:table-cell>
          <table:table-cell office:value-type="float" office:value="2364" table:style-name="ce17">
            <text:p>2,364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574" table:style-name="ce72">
            <text:p>82,574</text:p>
          </table:table-cell>
          <table:table-cell office:value-type="float" office:value="220802" table:style-name="ce80">
            <text:p>220,802</text:p>
          </table:table-cell>
          <table:table-cell office:value-type="float" office:value="114205" table:style-name="ce80">
            <text:p>114,205</text:p>
          </table:table-cell>
          <table:table-cell office:value-type="float" office:value="106597" table:style-name="ce74">
            <text:p>106,5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531" table:style-name="ce53">
            <text:p>39,531</text:p>
          </table:table-cell>
          <table:table-cell office:value-type="float" office:value="106368" table:style-name="ce11">
            <text:p>106,368</text:p>
          </table:table-cell>
          <table:table-cell office:value-type="float" office:value="53362" table:style-name="ce11">
            <text:p>53,362</text:p>
          </table:table-cell>
          <table:table-cell office:value-type="float" office:value="53006" table:style-name="ce10">
            <text:p>53,0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08" table:style-name="ce53">
            <text:p>5,408</text:p>
          </table:table-cell>
          <table:table-cell office:value-type="float" office:value="14411" table:style-name="ce11">
            <text:p>14,411</text:p>
          </table:table-cell>
          <table:table-cell office:value-type="float" office:value="7625" table:style-name="ce11">
            <text:p>7,625</text:p>
          </table:table-cell>
          <table:table-cell office:value-type="float" office:value="6786" table:style-name="ce10">
            <text:p>6,7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8" table:style-name="ce53">
            <text:p>3,188</text:p>
          </table:table-cell>
          <table:table-cell office:value-type="float" office:value="8811" table:style-name="ce11">
            <text:p>8,811</text:p>
          </table:table-cell>
          <table:table-cell office:value-type="float" office:value="4605" table:style-name="ce11">
            <text:p>4,605</text:p>
          </table:table-cell>
          <table:table-cell office:value-type="float" office:value="4206" table:style-name="ce10">
            <text:p>4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70" table:style-name="ce53">
            <text:p>6,670</text:p>
          </table:table-cell>
          <table:table-cell office:value-type="float" office:value="17443" table:style-name="ce11">
            <text:p>17,443</text:p>
          </table:table-cell>
          <table:table-cell office:value-type="float" office:value="9225" table:style-name="ce11">
            <text:p>9,225</text:p>
          </table:table-cell>
          <table:table-cell office:value-type="float" office:value="8218" table:style-name="ce10">
            <text:p>8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04" table:style-name="ce53">
            <text:p>2,504</text:p>
          </table:table-cell>
          <table:table-cell office:value-type="float" office:value="6238" table:style-name="ce11">
            <text:p>6,238</text:p>
          </table:table-cell>
          <table:table-cell office:value-type="float" office:value="3257" table:style-name="ce11">
            <text:p>3,257</text:p>
          </table:table-cell>
          <table:table-cell office:value-type="float" office:value="2981" table:style-name="ce10">
            <text:p>2,9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72" table:style-name="ce53">
            <text:p>4,672</text:p>
          </table:table-cell>
          <table:table-cell office:value-type="float" office:value="11304" table:style-name="ce11">
            <text:p>11,304</text:p>
          </table:table-cell>
          <table:table-cell office:value-type="float" office:value="6027" table:style-name="ce11">
            <text:p>6,027</text:p>
          </table:table-cell>
          <table:table-cell office:value-type="float" office:value="5277" table:style-name="ce10">
            <text:p>5,2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71" table:style-name="ce53">
            <text:p>3,771</text:p>
          </table:table-cell>
          <table:table-cell office:value-type="float" office:value="8686" table:style-name="ce11">
            <text:p>8,686</text:p>
          </table:table-cell>
          <table:table-cell office:value-type="float" office:value="4799" table:style-name="ce11">
            <text:p>4,799</text:p>
          </table:table-cell>
          <table:table-cell office:value-type="float" office:value="3887" table:style-name="ce10">
            <text:p>3,8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0" table:style-name="ce53">
            <text:p>2,920</text:p>
          </table:table-cell>
          <table:table-cell office:value-type="float" office:value="7399" table:style-name="ce11">
            <text:p>7,399</text:p>
          </table:table-cell>
          <table:table-cell office:value-type="float" office:value="4185" table:style-name="ce11">
            <text:p>4,185</text:p>
          </table:table-cell>
          <table:table-cell office:value-type="float" office:value="3214" table:style-name="ce10">
            <text:p>3,2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53" table:style-name="ce53">
            <text:p>3,053</text:p>
          </table:table-cell>
          <table:table-cell office:value-type="float" office:value="8018" table:style-name="ce11">
            <text:p>8,018</text:p>
          </table:table-cell>
          <table:table-cell office:value-type="float" office:value="4280" table:style-name="ce11">
            <text:p>4,280</text:p>
          </table:table-cell>
          <table:table-cell office:value-type="float" office:value="3738" table:style-name="ce10">
            <text:p>3,7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14" table:style-name="ce53">
            <text:p>3,214</text:p>
          </table:table-cell>
          <table:table-cell office:value-type="float" office:value="8375" table:style-name="ce11">
            <text:p>8,375</text:p>
          </table:table-cell>
          <table:table-cell office:value-type="float" office:value="4370" table:style-name="ce11">
            <text:p>4,370</text:p>
          </table:table-cell>
          <table:table-cell office:value-type="float" office:value="4005" table:style-name="ce10">
            <text:p>4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06" table:style-name="ce53">
            <text:p>1,106</text:p>
          </table:table-cell>
          <table:table-cell office:value-type="float" office:value="3724" table:style-name="ce11">
            <text:p>3,724</text:p>
          </table:table-cell>
          <table:table-cell office:value-type="float" office:value="1949" table:style-name="ce11">
            <text:p>1,949</text:p>
          </table:table-cell>
          <table:table-cell office:value-type="float" office:value="1775" table:style-name="ce10">
            <text:p>1,7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65" table:style-name="ce53">
            <text:p>1,065</text:p>
          </table:table-cell>
          <table:table-cell office:value-type="float" office:value="3523" table:style-name="ce11">
            <text:p>3,523</text:p>
          </table:table-cell>
          <table:table-cell office:value-type="float" office:value="1890" table:style-name="ce11">
            <text:p>1,890</text:p>
          </table:table-cell>
          <table:table-cell office:value-type="float" office:value="1633" table:style-name="ce10">
            <text:p>1,6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90" table:style-name="ce53">
            <text:p>1,090</text:p>
          </table:table-cell>
          <table:table-cell office:value-type="float" office:value="4283" table:style-name="ce11">
            <text:p>4,283</text:p>
          </table:table-cell>
          <table:table-cell office:value-type="float" office:value="2284" table:style-name="ce11">
            <text:p>2,284</text:p>
          </table:table-cell>
          <table:table-cell office:value-type="float" office:value="1999" table:style-name="ce10">
            <text:p>1,9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51" table:style-name="ce53">
            <text:p>1,451</text:p>
          </table:table-cell>
          <table:table-cell office:value-type="float" office:value="3524" table:style-name="ce11">
            <text:p>3,524</text:p>
          </table:table-cell>
          <table:table-cell office:value-type="float" office:value="1921" table:style-name="ce11">
            <text:p>1,921</text:p>
          </table:table-cell>
          <table:table-cell office:value-type="float" office:value="1603" table:style-name="ce10">
            <text:p>1,6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21" table:style-name="ce53">
            <text:p>1,121</text:p>
          </table:table-cell>
          <table:table-cell office:value-type="float" office:value="3612" table:style-name="ce11">
            <text:p>3,612</text:p>
          </table:table-cell>
          <table:table-cell office:value-type="float" office:value="1855" table:style-name="ce11">
            <text:p>1,855</text:p>
          </table:table-cell>
          <table:table-cell office:value-type="float" office:value="1757" table:style-name="ce10">
            <text:p>1,75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10" table:style-name="ce54">
            <text:p>1,810</text:p>
          </table:table-cell>
          <table:table-cell office:value-type="float" office:value="5083" table:style-name="ce18">
            <text:p>5,083</text:p>
          </table:table-cell>
          <table:table-cell office:value-type="float" office:value="2571" table:style-name="ce18">
            <text:p>2,571</text:p>
          </table:table-cell>
          <table:table-cell office:value-type="float" office:value="2512" table:style-name="ce17">
            <text:p>2,512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361" table:style-name="ce72">
            <text:p>125,361</text:p>
          </table:table-cell>
          <table:table-cell office:value-type="float" office:value="330911" table:style-name="ce80">
            <text:p>330,911</text:p>
          </table:table-cell>
          <table:table-cell office:value-type="float" office:value="168375" table:style-name="ce80">
            <text:p>168,375</text:p>
          </table:table-cell>
          <table:table-cell office:value-type="float" office:value="162536" table:style-name="ce74">
            <text:p>162,5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65" table:style-name="ce53">
            <text:p>41,465</text:p>
          </table:table-cell>
          <table:table-cell office:value-type="float" office:value="105034" table:style-name="ce11">
            <text:p>105,034</text:p>
          </table:table-cell>
          <table:table-cell office:value-type="float" office:value="50778" table:style-name="ce11">
            <text:p>50,778</text:p>
          </table:table-cell>
          <table:table-cell office:value-type="float" office:value="54256" table:style-name="ce10">
            <text:p>54,2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5" table:style-name="ce53">
            <text:p>4,395</text:p>
          </table:table-cell>
          <table:table-cell office:value-type="float" office:value="11004" table:style-name="ce11">
            <text:p>11,004</text:p>
          </table:table-cell>
          <table:table-cell office:value-type="float" office:value="5729" table:style-name="ce11">
            <text:p>5,729</text:p>
          </table:table-cell>
          <table:table-cell office:value-type="float" office:value="5275" table:style-name="ce10">
            <text:p>5,2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91" table:style-name="ce53">
            <text:p>8,891</text:p>
          </table:table-cell>
          <table:table-cell office:value-type="float" office:value="24740" table:style-name="ce11">
            <text:p>24,740</text:p>
          </table:table-cell>
          <table:table-cell office:value-type="float" office:value="13176" table:style-name="ce11">
            <text:p>13,176</text:p>
          </table:table-cell>
          <table:table-cell office:value-type="float" office:value="11564" table:style-name="ce10">
            <text:p>11,5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78" table:style-name="ce53">
            <text:p>7,678</text:p>
          </table:table-cell>
          <table:table-cell office:value-type="float" office:value="20274" table:style-name="ce11">
            <text:p>20,274</text:p>
          </table:table-cell>
          <table:table-cell office:value-type="float" office:value="10443" table:style-name="ce11">
            <text:p>10,443</text:p>
          </table:table-cell>
          <table:table-cell office:value-type="float" office:value="9831" table:style-name="ce10">
            <text:p>9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766" table:style-name="ce53">
            <text:p>31,766</text:p>
          </table:table-cell>
          <table:table-cell office:value-type="float" office:value="83656" table:style-name="ce11">
            <text:p>83,656</text:p>
          </table:table-cell>
          <table:table-cell office:value-type="float" office:value="42249" table:style-name="ce11">
            <text:p>42,249</text:p>
          </table:table-cell>
          <table:table-cell office:value-type="float" office:value="41407" table:style-name="ce10">
            <text:p>41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114" table:style-name="ce53">
            <text:p>7,114</text:p>
          </table:table-cell>
          <table:table-cell office:value-type="float" office:value="18146" table:style-name="ce11">
            <text:p>18,146</text:p>
          </table:table-cell>
          <table:table-cell office:value-type="float" office:value="9675" table:style-name="ce11">
            <text:p>9,675</text:p>
          </table:table-cell>
          <table:table-cell office:value-type="float" office:value="8471" table:style-name="ce10">
            <text:p>8,4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41" table:style-name="ce53">
            <text:p>5,041</text:p>
          </table:table-cell>
          <table:table-cell office:value-type="float" office:value="13032" table:style-name="ce11">
            <text:p>13,032</text:p>
          </table:table-cell>
          <table:table-cell office:value-type="float" office:value="6933" table:style-name="ce11">
            <text:p>6,933</text:p>
          </table:table-cell>
          <table:table-cell office:value-type="float" office:value="6099" table:style-name="ce10">
            <text:p>6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7" table:style-name="ce53">
            <text:p>1,717</text:p>
          </table:table-cell>
          <table:table-cell office:value-type="float" office:value="4439" table:style-name="ce11">
            <text:p>4,439</text:p>
          </table:table-cell>
          <table:table-cell office:value-type="float" office:value="2474" table:style-name="ce11">
            <text:p>2,474</text:p>
          </table:table-cell>
          <table:table-cell office:value-type="float" office:value="1965" table:style-name="ce10">
            <text:p>1,9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30" table:style-name="ce53">
            <text:p>4,730</text:p>
          </table:table-cell>
          <table:table-cell office:value-type="float" office:value="11757" table:style-name="ce11">
            <text:p>11,757</text:p>
          </table:table-cell>
          <table:table-cell office:value-type="float" office:value="6343" table:style-name="ce11">
            <text:p>6,343</text:p>
          </table:table-cell>
          <table:table-cell office:value-type="float" office:value="5414" table:style-name="ce10">
            <text:p>5,4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07" table:style-name="ce53">
            <text:p>4,007</text:p>
          </table:table-cell>
          <table:table-cell office:value-type="float" office:value="10557" table:style-name="ce11">
            <text:p>10,557</text:p>
          </table:table-cell>
          <table:table-cell office:value-type="float" office:value="5737" table:style-name="ce11">
            <text:p>5,737</text:p>
          </table:table-cell>
          <table:table-cell office:value-type="float" office:value="4820" table:style-name="ce10">
            <text:p>4,8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79" table:style-name="ce53">
            <text:p>4,779</text:p>
          </table:table-cell>
          <table:table-cell office:value-type="float" office:value="15796" table:style-name="ce11">
            <text:p>15,796</text:p>
          </table:table-cell>
          <table:table-cell office:value-type="float" office:value="8142" table:style-name="ce11">
            <text:p>8,142</text:p>
          </table:table-cell>
          <table:table-cell office:value-type="float" office:value="7654" table:style-name="ce10">
            <text:p>7,6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90" table:style-name="ce53">
            <text:p>2,090</text:p>
          </table:table-cell>
          <table:table-cell office:value-type="float" office:value="6440" table:style-name="ce11">
            <text:p>6,440</text:p>
          </table:table-cell>
          <table:table-cell office:value-type="float" office:value="3399" table:style-name="ce11">
            <text:p>3,399</text:p>
          </table:table-cell>
          <table:table-cell office:value-type="float" office:value="3041" table:style-name="ce10">
            <text:p>3,04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88" table:style-name="ce54">
            <text:p>1,688</text:p>
          </table:table-cell>
          <table:table-cell office:value-type="float" office:value="6036" table:style-name="ce18">
            <text:p>6,036</text:p>
          </table:table-cell>
          <table:table-cell office:value-type="float" office:value="3297" table:style-name="ce18">
            <text:p>3,297</text:p>
          </table:table-cell>
          <table:table-cell office:value-type="float" office:value="2739" table:style-name="ce17">
            <text:p>2,73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244" table:style-name="ce72">
            <text:p>39,244</text:p>
          </table:table-cell>
          <table:table-cell office:value-type="float" office:value="103263" table:style-name="ce80">
            <text:p>103,263</text:p>
          </table:table-cell>
          <table:table-cell office:value-type="float" office:value="53152" table:style-name="ce80">
            <text:p>53,152</text:p>
          </table:table-cell>
          <table:table-cell office:value-type="float" office:value="50111" table:style-name="ce74">
            <text:p>50,1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4023" table:style-name="ce53">
            <text:p>24,023</text:p>
          </table:table-cell>
          <table:table-cell office:value-type="float" office:value="61740" table:style-name="ce11">
            <text:p>61,740</text:p>
          </table:table-cell>
          <table:table-cell office:value-type="float" office:value="31376" table:style-name="ce11">
            <text:p>31,376</text:p>
          </table:table-cell>
          <table:table-cell office:value-type="float" office:value="30364" table:style-name="ce10">
            <text:p>30,3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489" table:style-name="ce53">
            <text:p>5,489</text:p>
          </table:table-cell>
          <table:table-cell office:value-type="float" office:value="14435" table:style-name="ce11">
            <text:p>14,435</text:p>
          </table:table-cell>
          <table:table-cell office:value-type="float" office:value="7606" table:style-name="ce11">
            <text:p>7,606</text:p>
          </table:table-cell>
          <table:table-cell office:value-type="float" office:value="6829" table:style-name="ce10">
            <text:p>6,8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73" table:style-name="ce53">
            <text:p>3,373</text:p>
          </table:table-cell>
          <table:table-cell office:value-type="float" office:value="9799" table:style-name="ce11">
            <text:p>9,799</text:p>
          </table:table-cell>
          <table:table-cell office:value-type="float" office:value="5135" table:style-name="ce11">
            <text:p>5,135</text:p>
          </table:table-cell>
          <table:table-cell office:value-type="float" office:value="4664" table:style-name="ce10">
            <text:p>4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79" table:style-name="ce53">
            <text:p>2,979</text:p>
          </table:table-cell>
          <table:table-cell office:value-type="float" office:value="8403" table:style-name="ce11">
            <text:p>8,403</text:p>
          </table:table-cell>
          <table:table-cell office:value-type="float" office:value="4331" table:style-name="ce11">
            <text:p>4,331</text:p>
          </table:table-cell>
          <table:table-cell office:value-type="float" office:value="4072" table:style-name="ce10">
            <text:p>4,0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16" table:style-name="ce53">
            <text:p>2,016</text:p>
          </table:table-cell>
          <table:table-cell office:value-type="float" office:value="5131" table:style-name="ce11">
            <text:p>5,131</text:p>
          </table:table-cell>
          <table:table-cell office:value-type="float" office:value="2751" table:style-name="ce11">
            <text:p>2,751</text:p>
          </table:table-cell>
          <table:table-cell office:value-type="float" office:value="2380" table:style-name="ce10">
            <text:p>2,38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64" table:style-name="ce54">
            <text:p>1,364</text:p>
          </table:table-cell>
          <table:table-cell office:value-type="float" office:value="3755" table:style-name="ce18">
            <text:p>3,755</text:p>
          </table:table-cell>
          <table:table-cell office:value-type="float" office:value="1953" table:style-name="ce18">
            <text:p>1,953</text:p>
          </table:table-cell>
          <table:table-cell office:value-type="float" office:value="1802" table:style-name="ce17">
            <text:p>1,80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1881" table:style-name="ce72">
            <text:p>151,881</text:p>
          </table:table-cell>
          <table:table-cell office:value-type="float" office:value="372100" table:style-name="ce80">
            <text:p>372,100</text:p>
          </table:table-cell>
          <table:table-cell office:value-type="float" office:value="186524" table:style-name="ce80">
            <text:p>186,524</text:p>
          </table:table-cell>
          <table:table-cell office:value-type="float" office:value="185576" table:style-name="ce74">
            <text:p>185,57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545" table:style-name="ce53">
            <text:p>22,545</text:p>
          </table:table-cell>
          <table:table-cell office:value-type="float" office:value="52572" table:style-name="ce11">
            <text:p>52,572</text:p>
          </table:table-cell>
          <table:table-cell office:value-type="float" office:value="26876" table:style-name="ce11">
            <text:p>26,876</text:p>
          </table:table-cell>
          <table:table-cell office:value-type="float" office:value="25696" table:style-name="ce10">
            <text:p>25,69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258" table:style-name="ce53">
            <text:p>21,258</text:p>
          </table:table-cell>
          <table:table-cell office:value-type="float" office:value="54103" table:style-name="ce11">
            <text:p>54,103</text:p>
          </table:table-cell>
          <table:table-cell office:value-type="float" office:value="27235" table:style-name="ce11">
            <text:p>27,235</text:p>
          </table:table-cell>
          <table:table-cell office:value-type="float" office:value="26868" table:style-name="ce10">
            <text:p>26,868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530" table:style-name="ce53">
            <text:p>15,530</text:p>
          </table:table-cell>
          <table:table-cell office:value-type="float" office:value="38407" table:style-name="ce11">
            <text:p>38,407</text:p>
          </table:table-cell>
          <table:table-cell office:value-type="float" office:value="19320" table:style-name="ce11">
            <text:p>19,320</text:p>
          </table:table-cell>
          <table:table-cell office:value-type="float" office:value="19087" table:style-name="ce10">
            <text:p>19,08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72" table:style-name="ce53">
            <text:p>19,272</text:p>
          </table:table-cell>
          <table:table-cell office:value-type="float" office:value="45021" table:style-name="ce11">
            <text:p>45,021</text:p>
          </table:table-cell>
          <table:table-cell office:value-type="float" office:value="22232" table:style-name="ce11">
            <text:p>22,232</text:p>
          </table:table-cell>
          <table:table-cell office:value-type="float" office:value="22789" table:style-name="ce10">
            <text:p>22,78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44" table:style-name="ce53">
            <text:p>19,244</text:p>
          </table:table-cell>
          <table:table-cell office:value-type="float" office:value="48115" table:style-name="ce11">
            <text:p>48,115</text:p>
          </table:table-cell>
          <table:table-cell office:value-type="float" office:value="24434" table:style-name="ce11">
            <text:p>24,434</text:p>
          </table:table-cell>
          <table:table-cell office:value-type="float" office:value="23681" table:style-name="ce10">
            <text:p>23,681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2972" table:style-name="ce53">
            <text:p>32,972</text:p>
          </table:table-cell>
          <table:table-cell office:value-type="float" office:value="82014" table:style-name="ce11">
            <text:p>82,014</text:p>
          </table:table-cell>
          <table:table-cell office:value-type="float" office:value="40666" table:style-name="ce11">
            <text:p>40,666</text:p>
          </table:table-cell>
          <table:table-cell office:value-type="float" office:value="41348" table:style-name="ce10">
            <text:p>41,34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060" table:style-name="ce54">
            <text:p>21,060</text:p>
          </table:table-cell>
          <table:table-cell office:value-type="float" office:value="51868" table:style-name="ce18">
            <text:p>51,868</text:p>
          </table:table-cell>
          <table:table-cell office:value-type="float" office:value="25761" table:style-name="ce18">
            <text:p>25,761</text:p>
          </table:table-cell>
          <table:table-cell office:value-type="float" office:value="26107" table:style-name="ce17">
            <text:p>26,107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0460" table:style-name="ce72">
            <text:p>160,460</text:p>
          </table:table-cell>
          <table:table-cell office:value-type="float" office:value="437337" table:style-name="ce80">
            <text:p>437,337</text:p>
          </table:table-cell>
          <table:table-cell office:value-type="float" office:value="216206" table:style-name="ce80">
            <text:p>216,206</text:p>
          </table:table-cell>
          <table:table-cell office:value-type="float" office:value="221131" table:style-name="ce74">
            <text:p>221,1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7856" table:style-name="ce53">
            <text:p>77,856</text:p>
          </table:table-cell>
          <table:table-cell office:value-type="float" office:value="209826" table:style-name="ce11">
            <text:p>209,826</text:p>
          </table:table-cell>
          <table:table-cell office:value-type="float" office:value="103357" table:style-name="ce11">
            <text:p>103,357</text:p>
          </table:table-cell>
          <table:table-cell office:value-type="float" office:value="106469" table:style-name="ce10">
            <text:p>106,4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5828" table:style-name="ce53">
            <text:p>55,828</text:p>
          </table:table-cell>
          <table:table-cell office:value-type="float" office:value="149993" table:style-name="ce11">
            <text:p>149,993</text:p>
          </table:table-cell>
          <table:table-cell office:value-type="float" office:value="73444" table:style-name="ce11">
            <text:p>73,444</text:p>
          </table:table-cell>
          <table:table-cell office:value-type="float" office:value="76549" table:style-name="ce10">
            <text:p>76,54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776" table:style-name="ce54">
            <text:p>26,776</text:p>
          </table:table-cell>
          <table:table-cell office:value-type="float" office:value="77518" table:style-name="ce18">
            <text:p>77,518</text:p>
          </table:table-cell>
          <table:table-cell office:value-type="float" office:value="39405" table:style-name="ce18">
            <text:p>39,405</text:p>
          </table:table-cell>
          <table:table-cell office:value-type="float" office:value="38113" table:style-name="ce17">
            <text:p>38,113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8947" table:style-name="ce72">
            <text:p>98,947</text:p>
          </table:table-cell>
          <table:table-cell office:value-type="float" office:value="269874" table:style-name="ce80">
            <text:p>269,874</text:p>
          </table:table-cell>
          <table:table-cell office:value-type="float" office:value="131410" table:style-name="ce80">
            <text:p>131,410</text:p>
          </table:table-cell>
          <table:table-cell office:value-type="float" office:value="138464" table:style-name="ce74">
            <text:p>138,4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383" table:style-name="ce53">
            <text:p>45,383</text:p>
          </table:table-cell>
          <table:table-cell office:value-type="float" office:value="122462" table:style-name="ce11">
            <text:p>122,462</text:p>
          </table:table-cell>
          <table:table-cell office:value-type="float" office:value="59172" table:style-name="ce11">
            <text:p>59,172</text:p>
          </table:table-cell>
          <table:table-cell office:value-type="float" office:value="63290" table:style-name="ce10">
            <text:p>63,29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564" table:style-name="ce54">
            <text:p>53,564</text:p>
          </table:table-cell>
          <table:table-cell office:value-type="float" office:value="147412" table:style-name="ce18">
            <text:p>147,412</text:p>
          </table:table-cell>
          <table:table-cell office:value-type="float" office:value="72238" table:style-name="ce18">
            <text:p>72,238</text:p>
          </table:table-cell>
          <table:table-cell office:value-type="float" office:value="75174" table:style-name="ce17">
            <text:p>75,174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276" table:style-name="ce72">
            <text:p>39,276</text:p>
          </table:table-cell>
          <table:table-cell office:value-type="float" office:value="135114" table:style-name="ce80">
            <text:p>135,114</text:p>
          </table:table-cell>
          <table:table-cell office:value-type="float" office:value="67572" table:style-name="ce80">
            <text:p>67,572</text:p>
          </table:table-cell>
          <table:table-cell office:value-type="float" office:value="67542" table:style-name="ce74">
            <text:p>67,5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764" table:style-name="ce53">
            <text:p>12,764</text:p>
          </table:table-cell>
          <table:table-cell office:value-type="float" office:value="42726" table:style-name="ce11">
            <text:p>42,726</text:p>
          </table:table-cell>
          <table:table-cell office:value-type="float" office:value="21345" table:style-name="ce11">
            <text:p>21,345</text:p>
          </table:table-cell>
          <table:table-cell office:value-type="float" office:value="21381" table:style-name="ce10">
            <text:p>21,3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732" table:style-name="ce53">
            <text:p>8,732</text:p>
          </table:table-cell>
          <table:table-cell office:value-type="float" office:value="28833" table:style-name="ce11">
            <text:p>28,833</text:p>
          </table:table-cell>
          <table:table-cell office:value-type="float" office:value="14528" table:style-name="ce11">
            <text:p>14,528</text:p>
          </table:table-cell>
          <table:table-cell office:value-type="float" office:value="14305" table:style-name="ce10">
            <text:p>14,3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43" table:style-name="ce53">
            <text:p>6,243</text:p>
          </table:table-cell>
          <table:table-cell office:value-type="float" office:value="20312" table:style-name="ce11">
            <text:p>20,312</text:p>
          </table:table-cell>
          <table:table-cell office:value-type="float" office:value="10051" table:style-name="ce11">
            <text:p>10,051</text:p>
          </table:table-cell>
          <table:table-cell office:value-type="float" office:value="10261" table:style-name="ce10">
            <text:p>10,2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302" table:style-name="ce53">
            <text:p>8,302</text:p>
          </table:table-cell>
          <table:table-cell office:value-type="float" office:value="30006" table:style-name="ce11">
            <text:p>30,006</text:p>
          </table:table-cell>
          <table:table-cell office:value-type="float" office:value="15135" table:style-name="ce11">
            <text:p>15,135</text:p>
          </table:table-cell>
          <table:table-cell office:value-type="float" office:value="14871" table:style-name="ce10">
            <text:p>14,8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02" table:style-name="ce53">
            <text:p>3,102</text:p>
          </table:table-cell>
          <table:table-cell office:value-type="float" office:value="12568" table:style-name="ce11">
            <text:p>12,568</text:p>
          </table:table-cell>
          <table:table-cell office:value-type="float" office:value="6183" table:style-name="ce11">
            <text:p>6,183</text:p>
          </table:table-cell>
          <table:table-cell office:value-type="float" office:value="6385" table:style-name="ce10">
            <text:p>6,38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4">
            <text:p>133</text:p>
          </table:table-cell>
          <table:table-cell office:value-type="float" office:value="669" table:style-name="ce18">
            <text:p>669</text:p>
          </table:table-cell>
          <table:table-cell office:value-type="float" office:value="330" table:style-name="ce18">
            <text:p>330</text:p>
          </table:table-cell>
          <table:table-cell office:value-type="float" office:value="339" table:style-name="ce17">
            <text:p>33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657" table:style-name="ce72">
            <text:p>2,657</text:p>
          </table:table-cell>
          <table:table-cell office:value-type="float" office:value="12595" table:style-name="ce80">
            <text:p>12,595</text:p>
          </table:table-cell>
          <table:table-cell office:value-type="float" office:value="7178" table:style-name="ce80">
            <text:p>7,178</text:p>
          </table:table-cell>
          <table:table-cell office:value-type="float" office:value="5417" table:style-name="ce74">
            <text:p>5,4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528" table:style-name="ce53">
            <text:p>1,528</text:p>
          </table:table-cell>
          <table:table-cell office:value-type="float" office:value="7382" table:style-name="ce11">
            <text:p>7,382</text:p>
          </table:table-cell>
          <table:table-cell office:value-type="float" office:value="4156" table:style-name="ce11">
            <text:p>4,156</text:p>
          </table:table-cell>
          <table:table-cell office:value-type="float" office:value="3226" table:style-name="ce10">
            <text:p>3,2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22" table:style-name="ce53">
            <text:p>522</text:p>
          </table:table-cell>
          <table:table-cell office:value-type="float" office:value="2344" table:style-name="ce11">
            <text:p>2,344</text:p>
          </table:table-cell>
          <table:table-cell office:value-type="float" office:value="1309" table:style-name="ce11">
            <text:p>1,309</text:p>
          </table:table-cell>
          <table:table-cell office:value-type="float" office:value="1035" table:style-name="ce10">
            <text:p>1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3" table:style-name="ce53">
            <text:p>283</text:p>
          </table:table-cell>
          <table:table-cell office:value-type="float" office:value="1562" table:style-name="ce11">
            <text:p>1,562</text:p>
          </table:table-cell>
          <table:table-cell office:value-type="float" office:value="934" table:style-name="ce11">
            <text:p>934</text:p>
          </table:table-cell>
          <table:table-cell office:value-type="float" office:value="628" table:style-name="ce10">
            <text:p>62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24" table:style-name="ce54">
            <text:p>324</text:p>
          </table:table-cell>
          <table:table-cell office:value-type="float" office:value="1307" table:style-name="ce18">
            <text:p>1,307</text:p>
          </table:table-cell>
          <table:table-cell office:value-type="float" office:value="779" table:style-name="ce18">
            <text:p>779</text:p>
          </table:table-cell>
          <table:table-cell office:value-type="float" office:value="528" table:style-name="ce17">
            <text:p>52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7-01-05T01:52:35Z</dc:date>
    <meta:print-date>2016-06-01T09:05:34Z</meta:print-date>
  </office:meta>
</office:document-meta>
</file>